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19in"/>
    </style:style>
    <style:style style:name="co3" style:family="table-column">
      <style:table-column-properties fo:break-before="auto" style:column-width="2.8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S-I-U1</text:p>
          </table:table-cell>
          <table:table-cell office:value-type="string">
            <text:p>плавать</text:p>
          </table:table-cell>
          <table:table-cell office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-U2</text:p>
          </table:table-cell>
          <table:table-cell office:value-type="string">
            <text:p>галстук</text:p>
          </table:table-cell>
          <table:table-cell office:value-type="string">
            <text:p>stropdas</text:p>
          </table:table-cell>
        </table:table-row>
        <table:table-row table:style-name="ro1">
          <table:table-cell/>
          <table:table-cell office:value-type="string">
            <text:p>чашка</text:p>
          </table:table-cell>
          <table:table-cell office:value-type="string">
            <text:p>kopje</text:p>
          </table:table-cell>
        </table:table-row>
        <table:table-row table:style-name="ro1">
          <table:table-cell/>
          <table:table-cell office:value-type="string">
            <text:p>мяч</text:p>
          </table:table-cell>
          <table:table-cell office:value-type="string">
            <text:p>bal</text:p>
          </table:table-cell>
        </table:table-row>
        <table:table-row table:style-name="ro1">
          <table:table-cell/>
          <table:table-cell office:value-type="string">
            <text:p>тарелка</text:p>
          </table:table-cell>
          <table:table-cell office:value-type="string">
            <text:p>bord</text:p>
          </table:table-cell>
        </table:table-row>
        <table:table-row table:style-name="ro1">
          <table:table-cell/>
          <table:table-cell office:value-type="string">
            <text:p>шляпа</text:p>
          </table:table-cell>
          <table:table-cell office:value-type="string">
            <text:p>hoed</text:p>
          </table:table-cell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riem</text:p>
          </table:table-cell>
        </table:table-row>
        <table:table-row table:style-name="ro1">
          <table:table-cell/>
          <table:table-cell office:value-type="string">
            <text:p>играть</text:p>
          </table:table-cell>
          <table:table-cell office:value-type="string">
            <text:p>spelen</text:p>
          </table:table-cell>
        </table:table-row>
        <table:table-row table:style-name="ro1">
          <table:table-cell/>
          <table:table-cell office:value-type="string">
            <text:p>красной</text:p>
          </table:table-cell>
          <table:table-cell office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3</text:p>
          </table:table-cell>
          <table:table-cell office:value-type="string">
            <text:p>изучать</text:p>
          </table:table-cell>
          <table:table-cell office:value-type="string">
            <text:p>leren</text:p>
          </table:table-cell>
        </table:table-row>
        <table:table-row table:style-name="ro1">
          <table:table-cell/>
          <table:table-cell office:value-type="string">
            <text:p>пишать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по-английски</text:p>
          </table:table-cell>
          <table:table-cell office:value-type="string">
            <text:p>Engels</text:p>
          </table:table-cell>
        </table:table-row>
        <table:table-row table:style-name="ro1">
          <table:table-cell/>
          <table:table-cell office:value-type="string">
            <text:p>по-арабски</text:p>
          </table:table-cell>
          <table:table-cell office:value-type="string">
            <text:p>Arabisch</text:p>
          </table:table-cell>
        </table:table-row>
        <table:table-row table:style-name="ro1">
          <table:table-cell/>
          <table:table-cell office:value-type="string">
            <text:p>по-китайски</text:p>
          </table:table-cell>
          <table:table-cell office:value-type="string">
            <text:p>Chinees</text:p>
          </table:table-cell>
        </table:table-row>
        <table:table-row table:style-name="ro1">
          <table:table-cell/>
          <table:table-cell office:value-type="string">
            <text:p>по-рускии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из России</text:p>
          </table:table-cell>
          <table:table-cell office:value-type="string">
            <text:p>uit Rusland</text:p>
          </table:table-cell>
        </table:table-row>
        <table:table-row table:style-name="ro1">
          <table:table-cell/>
          <table:table-cell office:value-type="string">
            <text:p>из Австралии</text:p>
          </table:table-cell>
          <table:table-cell office:value-type="string">
            <text:p>uit Australië</text:p>
          </table:table-cell>
        </table:table-row>
        <table:table-row table:style-name="ro1">
          <table:table-cell/>
          <table:table-cell office:value-type="string">
            <text:p>из Японии</text:p>
          </table:table-cell>
          <table:table-cell office:value-type="string">
            <text:p>uit Japan</text:p>
          </table:table-cell>
        </table:table-row>
        <table:table-row table:style-name="ro1">
          <table:table-cell/>
          <table:table-cell office:value-type="string">
            <text:p>из Египта</text:p>
          </table:table-cell>
          <table:table-cell office:value-type="string">
            <text:p>uit Egypte</text:p>
          </table:table-cell>
        </table:table-row>
        <table:table-row table:style-name="ro1">
          <table:table-cell/>
          <table:table-cell office:value-type="string">
            <text:p>из Китая</text:p>
          </table:table-cell>
          <table:table-cell office:value-type="string">
            <text:p>uit China</text:p>
          </table:table-cell>
        </table:table-row>
        <table:table-row table:style-name="ro1">
          <table:table-cell/>
          <table:table-cell office:value-type="string">
            <text:p>животное</text:p>
          </table:table-cell>
          <table:table-cell office:value-type="string">
            <text:p>dier</text:p>
          </table:table-cell>
        </table:table-row>
        <table:table-row table:style-name="ro1">
          <table:table-cell/>
          <table:table-cell office:value-type="string">
            <text:p>двадцать чашек</text:p>
          </table:table-cell>
          <table:table-cell office:value-type="string">
            <text:p>twintig kopjes</text:p>
          </table:table-cell>
        </table:table-row>
        <table:table-row table:style-name="ro1">
          <table:table-cell/>
          <table:table-cell office:value-type="string">
            <text:p>двадцать одна чашка</text:p>
          </table:table-cell>
          <table:table-cell office:value-type="string">
            <text:p>eenentwintig kopjes</text:p>
          </table:table-cell>
        </table:table-row>
        <table:table-row table:style-name="ro1">
          <table:table-cell/>
          <table:table-cell office:value-type="string">
            <text:p>двадцать две чашки</text:p>
          </table:table-cell>
          <table:table-cell office:value-type="string">
            <text:p>tweeëntwintig kopjes</text:p>
          </table:table-cell>
        </table:table-row>
        <table:table-row table:style-name="ro1">
          <table:table-cell/>
          <table:table-cell office:value-type="string">
            <text:p>двадцать три тарелки</text:p>
          </table:table-cell>
          <table:table-cell office:value-type="string">
            <text:p>drieëntwintig borden</text:p>
          </table:table-cell>
        </table:table-row>
        <table:table-row table:style-name="ro1">
          <table:table-cell/>
          <table:table-cell office:value-type="string">
            <text:p>двадцать четыре тарелки</text:p>
          </table:table-cell>
          <table:table-cell office:value-type="string">
            <text:p>vierentwintig borden</text:p>
          </table:table-cell>
        </table:table-row>
        <table:table-row table:style-name="ro1">
          <table:table-cell/>
          <table:table-cell office:value-type="string">
            <text:p>двадцать пять тарелок</text:p>
          </table:table-cell>
          <table:table-cell office:value-type="string">
            <text:p>vijfentwintig borden</text:p>
          </table:table-cell>
        </table:table-row>
        <table:table-row table:style-name="ro1">
          <table:table-cell/>
          <table:table-cell office:value-type="string">
            <text:p>тридцать</text:p>
          </table:table-cell>
          <table:table-cell office:value-type="string">
            <text:p>dertig</text:p>
          </table:table-cell>
        </table:table-row>
        <table:table-row table:style-name="ro1">
          <table:table-cell/>
          <table:table-cell office:value-type="string">
            <text:p>сорок</text:p>
          </table:table-cell>
          <table:table-cell office:value-type="string">
            <text:p>veertig</text:p>
          </table:table-cell>
        </table:table-row>
        <table:table-row table:style-name="ro1">
          <table:table-cell/>
          <table:table-cell office:value-type="string">
            <text:p>месяц</text:p>
          </table:table-cell>
          <table:table-cell office:value-type="string">
            <text:p>maand</text:p>
          </table:table-cell>
        </table:table-row>
        <table:table-row table:style-name="ro1">
          <table:table-cell/>
          <table:table-cell office:value-type="string">
            <text:p>недела</text:p>
          </table:table-cell>
          <table:table-cell office:value-type="string">
            <text:p>week</text:p>
          </table:table-cell>
        </table:table-row>
        <table:table-row table:style-name="ro1">
          <table:table-cell/>
          <table:table-cell office:value-type="string">
            <text:p>понедельник</text:p>
          </table:table-cell>
          <table:table-cell office:value-type="string">
            <text:p>maandag</text:p>
          </table:table-cell>
        </table:table-row>
        <table:table-row table:style-name="ro1">
          <table:table-cell/>
          <table:table-cell office:value-type="string">
            <text:p>вторник</text:p>
          </table:table-cell>
          <table:table-cell office:value-type="string">
            <text:p>dinsdag</text:p>
          </table:table-cell>
        </table:table-row>
        <table:table-row table:style-name="ro1">
          <table:table-cell/>
          <table:table-cell office:value-type="string">
            <text:p>среда</text:p>
          </table:table-cell>
          <table:table-cell office:value-type="string">
            <text:p>woensdag</text:p>
          </table:table-cell>
        </table:table-row>
        <table:table-row table:style-name="ro1">
          <table:table-cell/>
          <table:table-cell office:value-type="string">
            <text:p>четверг</text:p>
          </table:table-cell>
          <table:table-cell office:value-type="string">
            <text:p>donderdag</text:p>
          </table:table-cell>
        </table:table-row>
        <table:table-row table:style-name="ro1">
          <table:table-cell/>
          <table:table-cell office:value-type="string">
            <text:p>пятница</text:p>
          </table:table-cell>
          <table:table-cell office:value-type="string">
            <text:p>vrijdag</text:p>
          </table:table-cell>
        </table:table-row>
        <table:table-row table:style-name="ro1">
          <table:table-cell/>
          <table:table-cell office:value-type="string">
            <text:p>суббота</text:p>
          </table:table-cell>
          <table:table-cell office:value-type="string">
            <text:p>zaterdag</text:p>
          </table:table-cell>
        </table:table-row>
        <table:table-row table:style-name="ro1">
          <table:table-cell/>
          <table:table-cell office:value-type="string">
            <text:p>воскресенье</text:p>
          </table:table-cell>
          <table:table-cell office:value-type="string">
            <text:p>zondag</text:p>
          </table:table-cell>
        </table:table-row>
        <table:table-row table:style-name="ro1">
          <table:table-cell/>
          <table:table-cell office:value-type="string">
            <text:p>слушать</text:p>
          </table:table-cell>
          <table:table-cell office:value-type="string">
            <text:p>luisteren</text:p>
          </table:table-cell>
        </table:table-row>
        <table:table-row table:style-name="ro1">
          <table:table-cell/>
          <table:table-cell office:value-type="string">
            <text:p>в игру</text:p>
          </table:table-cell>
          <table:table-cell office:value-type="string">
            <text:p>in een groep / samen met</text:p>
          </table:table-cell>
        </table:table-row>
        <table:table-row table:style-name="ro1">
          <table:table-cell/>
          <table:table-cell office:value-type="string">
            <text:p>зафтракать</text:p>
          </table:table-cell>
          <table:table-cell office:value-type="string">
            <text:p>ontbijten</text:p>
          </table:table-cell>
        </table:table-row>
        <table:table-row table:style-name="ro1">
          <table:table-cell/>
          <table:table-cell office:value-type="string">
            <text:p>обедать</text:p>
          </table:table-cell>
          <table:table-cell office:value-type="string">
            <text:p>lunchen</text:p>
          </table:table-cell>
        </table:table-row>
        <table:table-row table:style-name="ro1">
          <table:table-cell/>
          <table:table-cell office:value-type="string">
            <text:p>ужинать</text:p>
          </table:table-cell>
          <table:table-cell office:value-type="string">
            <text:p>dineren</text:p>
          </table:table-cell>
        </table:table-row>
        <table:table-row table:style-name="ro1">
          <table:table-cell/>
          <table:table-cell office:value-type="string">
            <text:p>навещать</text:p>
          </table:table-cell>
          <table:table-cell office:value-type="string">
            <text:p>bezoeken (persoon)</text:p>
          </table:table-cell>
        </table:table-row>
        <table:table-row table:style-name="ro2">
          <table:table-cell/>
          <table:table-cell office:value-type="string">
            <text:p>посещать / посетить</text:p>
          </table:table-cell>
          <table:table-cell office:value-type="string">
            <text:p>bezoeken (stad, college, ...)</text:p>
          </table:table-cell>
        </table:table-row>
        <table:table-row table:style-name="ro1">
          <table:table-cell/>
          <table:table-cell office:value-type="string">
            <text:p>Париж</text:p>
          </table:table-cell>
          <table:table-cell office:value-type="string">
            <text:p>Parijs</text:p>
          </table:table-cell>
        </table:table-row>
        <table:table-row table:style-name="ro1">
          <table:table-cell/>
          <table:table-cell office:value-type="string">
            <text:p>болница</text:p>
          </table:table-cell>
          <table:table-cell office:value-type="string">
            <text:p>ziekenhuis</text:p>
          </table:table-cell>
        </table:table-row>
        <table:table-row table:style-name="ro1">
          <table:table-cell/>
          <table:table-cell office:value-type="string">
            <text:p>приятно</text:p>
          </table:table-cell>
          <table:table-cell office:value-type="string">
            <text:p>lekker</text:p>
          </table:table-cell>
        </table:table-row>
        <table:table-row table:style-name="ro1">
          <table:table-cell/>
          <table:table-cell office:value-type="string">
            <text:p>неприятно</text:p>
          </table:table-cell>
          <table:table-cell office:value-type="string">
            <text:p>niet lekker</text:p>
          </table:table-cell>
        </table:table-row>
        <table:table-row table:style-name="ro1">
          <table:table-cell/>
          <table:table-cell office:value-type="string">
            <text:p>пахнать</text:p>
          </table:table-cell>
          <table:table-cell office:value-type="string">
            <text:p>ruiken</text:p>
          </table:table-cell>
        </table:table-row>
        <table:table-row table:style-name="ro1">
          <table:table-cell/>
          <table:table-cell office:value-type="string">
            <text:p>носки</text:p>
          </table:table-cell>
          <table:table-cell office:value-type="string">
            <text:p>sokken</text:p>
          </table:table-cell>
        </table:table-row>
        <table:table-row table:style-name="ro1">
          <table:table-cell/>
          <table:table-cell office:value-type="string">
            <text:p>вкус</text:p>
          </table:table-cell>
          <table:table-cell office:value-type="string">
            <text:p>smaak</text:p>
          </table:table-cell>
        </table:table-row>
        <table:table-row table:style-name="ro1">
          <table:table-cell/>
          <table:table-cell office:value-type="string">
            <text:p>лето</text:p>
          </table:table-cell>
          <table:table-cell office:value-type="string">
            <text:p>zomer</text:p>
          </table:table-cell>
        </table:table-row>
        <table:table-row table:style-name="ro1">
          <table:table-cell/>
          <table:table-cell office:value-type="string">
            <text:p>осень</text:p>
          </table:table-cell>
          <table:table-cell office:value-type="string">
            <text:p>herfst</text:p>
          </table:table-cell>
        </table:table-row>
        <table:table-row table:style-name="ro1">
          <table:table-cell/>
          <table:table-cell office:value-type="string">
            <text:p>зима</text:p>
          </table:table-cell>
          <table:table-cell office:value-type="string">
            <text:p>winter</text:p>
          </table:table-cell>
        </table:table-row>
        <table:table-row table:style-name="ro1">
          <table:table-cell/>
          <table:table-cell office:value-type="string">
            <text:p>весма</text:p>
          </table:table-cell>
          <table:table-cell office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4</text:p>
          </table:table-cell>
          <table:table-cell office:value-type="string">
            <text:p>открыт</text:p>
          </table:table-cell>
          <table:table-cell office:value-type="string">
            <text:p>open</text:p>
          </table:table-cell>
        </table:table-row>
        <table:table-row table:style-name="ro1">
          <table:table-cell/>
          <table:table-cell office:value-type="string">
            <text:p>закрыт</text:p>
          </table:table-cell>
          <table:table-cell office:value-type="string">
            <text:p>dicht</text:p>
          </table:table-cell>
        </table:table-row>
        <table:table-row table:style-name="ro1">
          <table:table-cell/>
          <table:table-cell office:value-type="string">
            <text:p>дверь (v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окно</text:p>
          </table:table-cell>
          <table:table-cell office:value-type="string">
            <text:p>raam</text:p>
          </table:table-cell>
        </table:table-row>
        <table:table-row table:style-name="ro1">
          <table:table-cell/>
          <table:table-cell office:value-type="string">
            <text:p>некоторый</text:p>
          </table:table-cell>
          <table:table-cell office:value-type="string">
            <text:p>sommige</text:p>
          </table:table-cell>
        </table:table-row>
        <table:table-row table:style-name="ro1">
          <table:table-cell/>
          <table:table-cell office:value-type="string">
            <text:p>никто</text:p>
          </table:table-cell>
          <table:table-cell office:value-type="string">
            <text:p>niemand, geen enkele</text:p>
          </table:table-cell>
        </table:table-row>
        <table:table-row table:style-name="ro1">
          <table:table-cell/>
          <table:table-cell office:value-type="string">
            <text:p>все</text:p>
          </table:table-cell>
          <table:table-cell office:value-type="string">
            <text:p>alle</text:p>
          </table:table-cell>
        </table:table-row>
        <table:table-row table:style-name="ro1">
          <table:table-cell/>
          <table:table-cell office:value-type="string">
            <text:p>моне'та</text:p>
          </table:table-cell>
          <table:table-cell office:value-type="string">
            <text:p>munt</text:p>
          </table:table-cell>
        </table:table-row>
        <table:table-row table:style-name="ro1">
          <table:table-cell/>
          <table:table-cell office:value-type="string">
            <text:p>ра'зный</text:p>
          </table:table-cell>
          <table:table-cell office:value-type="string">
            <text:p>verschillend</text:p>
          </table:table-cell>
        </table:table-row>
        <table:table-row table:style-name="ro1">
          <table:table-cell/>
          <table:table-cell office:value-type="string">
            <text:p>одина'ковый</text:p>
          </table:table-cell>
          <table:table-cell office:value-type="string">
            <text:p>dezelfde, hetzelfde</text:p>
          </table:table-cell>
        </table:table-row>
        <table:table-row table:style-name="ro1">
          <table:table-cell/>
          <table:table-cell office:value-type="string">
            <text:p>разме'р</text:p>
          </table:table-cell>
          <table:table-cell office:value-type="string">
            <text:p>maat</text:p>
          </table:table-cell>
        </table:table-row>
        <table:table-row table:style-name="ro1">
          <table:table-cell/>
          <table:table-cell office:value-type="string">
            <text:p>великий</text:p>
          </table:table-cell>
          <table:table-cell office:value-type="string">
            <text:p>groot</text:p>
          </table:table-cell>
        </table:table-row>
        <table:table-row table:style-name="ro1">
          <table:table-cell/>
          <table:table-cell office:value-type="string">
            <text:p>как раз</text:p>
          </table:table-cell>
          <table:table-cell office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1</text:p>
          </table:table-cell>
          <table:table-cell office:value-type="string">
            <text:p>идти'</text:p>
          </table:table-cell>
          <table:table-cell office:value-type="string">
            <text:p>gaan, lopen</text:p>
          </table:table-cell>
        </table:table-row>
        <table:table-row table:style-name="ro1">
          <table:table-cell/>
          <table:table-cell office:value-type="string">
            <text:p>в/на + 6e nv</text:p>
          </table:table-cell>
          <table:table-cell office:value-type="string">
            <text:p>in (plaats)</text:p>
          </table:table-cell>
        </table:table-row>
        <table:table-row table:style-name="ro1">
          <table:table-cell/>
          <table:table-cell office:value-type="string">
            <text:p>в/на + 4e nv</text:p>
          </table:table-cell>
          <table:table-cell office:value-type="string">
            <text:p>naar (beweging)</text:p>
          </table:table-cell>
        </table:table-row>
        <table:table-row table:style-name="ro1">
          <table:table-cell/>
          <table:table-cell office:value-type="string">
            <text:p>в гостиницу</text:p>
          </table:table-cell>
          <table:table-cell office:value-type="string">
            <text:p>naar het hotel</text:p>
          </table:table-cell>
        </table:table-row>
        <table:table-row table:style-name="ro1">
          <table:table-cell/>
          <table:table-cell office:value-type="string">
            <text:p>в банк</text:p>
          </table:table-cell>
          <table:table-cell office:value-type="string">
            <text:p>naar de bank</text:p>
          </table:table-cell>
        </table:table-row>
        <table:table-row table:style-name="ro1">
          <table:table-cell/>
          <table:table-cell office:value-type="string">
            <text:p>в парк</text:p>
          </table:table-cell>
          <table:table-cell office:value-type="string">
            <text:p>naar het park</text:p>
          </table:table-cell>
        </table:table-row>
        <table:table-row table:style-name="ro1">
          <table:table-cell/>
          <table:table-cell office:value-type="string">
            <text:p>в музей</text:p>
          </table:table-cell>
          <table:table-cell office:value-type="string">
            <text:p>naar het museum</text:p>
          </table:table-cell>
        </table:table-row>
        <table:table-row table:style-name="ro1">
          <table:table-cell/>
          <table:table-cell office:value-type="string">
            <text:p>стадио'н</text:p>
          </table:table-cell>
          <table:table-cell office:value-type="string">
            <text:p>stadion</text:p>
          </table:table-cell>
        </table:table-row>
        <table:table-row table:style-name="ro1">
          <table:table-cell/>
          <table:table-cell office:value-type="string">
            <text:p>теа'тр</text:p>
          </table:table-cell>
          <table:table-cell office:value-type="string">
            <text:p>theater</text:p>
          </table:table-cell>
        </table:table-row>
        <table:table-row table:style-name="ro1">
          <table:table-cell/>
          <table:table-cell office:value-type="string">
            <text:p>бензоколо'нка</text:p>
          </table:table-cell>
          <table:table-cell office:value-type="string">
            <text:p>benzinestation</text:p>
          </table:table-cell>
        </table:table-row>
        <table:table-row table:style-name="ro1">
          <table:table-cell/>
          <table:table-cell office:value-type="string">
            <text:p>музей</text:p>
          </table:table-cell>
          <table:table-cell office:value-type="string">
            <text:p>museum</text:p>
          </table:table-cell>
        </table:table-row>
        <table:table-row table:style-name="ro1">
          <table:table-cell/>
          <table:table-cell office:value-type="string">
            <text:p>почта</text:p>
          </table:table-cell>
          <table:table-cell office:value-type="string">
            <text:p>postkantoor</text:p>
          </table:table-cell>
        </table:table-row>
        <table:table-row table:style-name="ro1">
          <table:table-cell/>
          <table:table-cell office:value-type="string">
            <text:p>библиотека</text:p>
          </table:table-cell>
          <table:table-cell office:value-type="string">
            <text:p>bibliotheek</text:p>
          </table:table-cell>
        </table:table-row>
        <table:table-row table:style-name="ro1">
          <table:table-cell/>
          <table:table-cell office:value-type="string">
            <text:p>кафе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гостиница</text:p>
          </table:table-cell>
          <table:table-cell office:value-type="string">
            <text:p>hotel</text:p>
          </table:table-cell>
        </table:table-row>
        <table:table-row table:style-name="ro1">
          <table:table-cell/>
          <table:table-cell office:value-type="string">
            <text:p>в школе</text:p>
          </table:table-cell>
          <table:table-cell office:value-type="string">
            <text:p>op school</text:p>
          </table:table-cell>
        </table:table-row>
        <table:table-row table:style-name="ro1">
          <table:table-cell/>
          <table:table-cell office:value-type="string">
            <text:p>на работе</text:p>
          </table:table-cell>
          <table:table-cell office:value-type="string">
            <text:p>op het werk</text:p>
          </table:table-cell>
        </table:table-row>
        <table:table-row table:style-name="ro1">
          <table:table-cell/>
          <table:table-cell office:value-type="string">
            <text:p>куда</text:p>
          </table:table-cell>
          <table:table-cell office:value-type="string">
            <text:p>waarheen?, waar ... heen?</text:p>
          </table:table-cell>
        </table:table-row>
        <table:table-row table:style-name="ro1">
          <table:table-cell/>
          <table:table-cell office:value-type="string">
            <text:p>перед + 5e nv</text:p>
          </table:table-cell>
          <table:table-cell office:value-type="string">
            <text:p>voor (plaats)</text:p>
          </table:table-cell>
        </table:table-row>
        <table:table-row table:style-name="ro1">
          <table:table-cell/>
          <table:table-cell office:value-type="string">
            <text:p>за + 5e nv</text:p>
          </table:table-cell>
          <table:table-cell office:value-type="string">
            <text:p>achter</text:p>
          </table:table-cell>
        </table:table-row>
        <table:table-row table:style-name="ro1">
          <table:table-cell/>
          <table:table-cell office:value-type="string">
            <text:p>около + 2e nv</text:p>
          </table:table-cell>
          <table:table-cell office:value-type="string">
            <text:p>naast</text:p>
          </table:table-cell>
        </table:table-row>
        <table:table-row table:style-name="ro1">
          <table:table-cell/>
          <table:table-cell office:value-type="string">
            <text:p>слева от + 2e nv</text:p>
          </table:table-cell>
          <table:table-cell office:value-type="string">
            <text:p>links van</text:p>
          </table:table-cell>
        </table:table-row>
        <table:table-row table:style-name="ro1">
          <table:table-cell/>
          <table:table-cell office:value-type="string">
            <text:p>справа от + 2e nv</text:p>
          </table:table-cell>
          <table:table-cell office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2</text:p>
          </table:table-cell>
          <table:table-cell office:value-type="string">
            <text:p>в очереди</text:p>
          </table:table-cell>
          <table:table-cell office:value-type="string">
            <text:p>in de rij</text:p>
          </table:table-cell>
        </table:table-row>
        <table:table-row table:style-name="ro1">
          <table:table-cell/>
          <table:table-cell office:value-type="string">
            <text:p>первый</text:p>
          </table:table-cell>
          <table:table-cell office:value-type="string">
            <text:p>eerste</text:p>
          </table:table-cell>
        </table:table-row>
        <table:table-row table:style-name="ro1">
          <table:table-cell/>
          <table:table-cell office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>
            <text:p>третьи</text:p>
          </table:table-cell>
          <table:table-cell office:value-type="string">
            <text:p>derde</text:p>
          </table:table-cell>
        </table:table-row>
        <table:table-row table:style-name="ro1">
          <table:table-cell/>
          <table:table-cell office:value-type="string">
            <text:p>четвёртый</text:p>
          </table:table-cell>
          <table:table-cell office:value-type="string">
            <text:p>vierde</text:p>
          </table:table-cell>
        </table:table-row>
        <table:table-row table:style-name="ro1">
          <table:table-cell/>
          <table:table-cell office:value-type="string">
            <text:p>цифра</text:p>
          </table:table-cell>
          <table:table-cell office:value-type="string">
            <text:p>cijfer</text:p>
          </table:table-cell>
        </table:table-row>
        <table:table-row table:style-name="ro1">
          <table:table-cell/>
          <table:table-cell office:value-type="string">
            <text:p>туалет</text:p>
          </table:table-cell>
          <table:table-cell office:value-type="string">
            <text:p>toilet</text:p>
          </table:table-cell>
        </table:table-row>
        <table:table-row table:style-name="ro1">
          <table:table-cell/>
          <table:table-cell office:value-type="string">
            <text:p>направо</text:p>
          </table:table-cell>
          <table:table-cell office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>
            <text:p>налево</text:p>
          </table:table-cell>
          <table:table-cell office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>
            <text:p>метро'</text:p>
          </table:table-cell>
          <table:table-cell office:value-type="string">
            <text:p>metro</text:p>
          </table:table-cell>
        </table:table-row>
        <table:table-row table:style-name="ro1">
          <table:table-cell/>
          <table:table-cell office:value-type="string">
            <text:p>авто'бус</text:p>
          </table:table-cell>
          <table:table-cell office:value-type="string">
            <text:p>bus</text:p>
          </table:table-cell>
        </table:table-row>
        <table:table-row table:style-name="ro1">
          <table:table-cell/>
          <table:table-cell office:value-type="string">
            <text:p>такси'</text:p>
          </table:table-cell>
          <table:table-cell office:value-type="string">
            <text:p>taxi</text:p>
          </table:table-cell>
        </table:table-row>
        <table:table-row table:style-name="ro1">
          <table:table-cell/>
          <table:table-cell office:value-type="string">
            <text:p>на метро'</text:p>
          </table:table-cell>
          <table:table-cell office:value-type="string">
            <text:p>in de metro</text:p>
          </table:table-cell>
        </table:table-row>
        <table:table-row table:style-name="ro1">
          <table:table-cell/>
          <table:table-cell office:value-type="string">
            <text:p>на такси'</text:p>
          </table:table-cell>
          <table:table-cell office:value-type="string">
            <text:p>in de taxi</text:p>
          </table:table-cell>
        </table:table-row>
        <table:table-row table:style-name="ro1">
          <table:table-cell/>
          <table:table-cell office:value-type="string">
            <text:p>на авто'бусе</text:p>
          </table:table-cell>
          <table:table-cell office:value-type="string">
            <text:p>in de bus</text:p>
          </table:table-cell>
        </table:table-row>
        <table:table-row table:style-name="ro1">
          <table:table-cell/>
          <table:table-cell office:value-type="string">
            <text:p>ме'сто</text:p>
          </table:table-cell>
          <table:table-cell office:value-type="string">
            <text:p>plaats</text:p>
          </table:table-cell>
        </table:table-row>
        <table:table-row table:style-name="ro1">
          <table:table-cell/>
          <table:table-cell office:value-type="string">
            <text:p>добираться</text:p>
          </table:table-cell>
          <table:table-cell office:value-type="string">
            <text:p>hoe ... gaan, bereiken</text:p>
          </table:table-cell>
        </table:table-row>
        <table:table-row table:style-name="ro1">
          <table:table-cell/>
          <table:table-cell office:value-type="string">
            <text:p>до + 2e nv</text:p>
          </table:table-cell>
          <table:table-cell office:value-type="string">
            <text:p>tot</text:p>
          </table:table-cell>
        </table:table-row>
        <table:table-row table:style-name="ro1">
          <table:table-cell/>
          <table:table-cell office:value-type="string">
            <text:p>пешко'м</text:p>
          </table:table-cell>
          <table:table-cell office:value-type="string">
            <text:p>te voet</text:p>
          </table:table-cell>
        </table:table-row>
        <table:table-row table:style-name="ro1">
          <table:table-cell/>
          <table:table-cell office:value-type="string">
            <text:p>выхо'дить</text:p>
          </table:table-cell>
          <table:table-cell office:value-type="string">
            <text:p>uitgaan, uitstappen</text:p>
          </table:table-cell>
        </table:table-row>
        <table:table-row table:style-name="ro1">
          <table:table-cell/>
          <table:table-cell office:value-type="string">
            <text:p>из + 2e nv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ваго'н</text:p>
          </table:table-cell>
          <table:table-cell office:value-type="string">
            <text:p>wagon</text:p>
          </table:table-cell>
        </table:table-row>
        <table:table-row table:style-name="ro1">
          <table:table-cell/>
          <table:table-cell office:value-type="string">
            <text:p>ста'нция метро'</text:p>
          </table:table-cell>
          <table:table-cell office:value-type="string">
            <text:p>metrostation</text:p>
          </table:table-cell>
        </table:table-row>
        <table:table-row table:style-name="ro1">
          <table:table-cell/>
          <table:table-cell office:value-type="string">
            <text:p>авто'бусная остано'вка</text:p>
          </table:table-cell>
          <table:table-cell office:value-type="string">
            <text:p>bushalte</text:p>
          </table:table-cell>
        </table:table-row>
        <table:table-row table:style-name="ro1">
          <table:table-cell/>
          <table:table-cell office:value-type="string">
            <text:p>сади'тся</text:p>
          </table:table-cell>
          <table:table-cell office:value-type="string">
            <text:p>instappen</text:p>
          </table:table-cell>
        </table:table-row>
        <table:table-row table:style-name="ro1">
          <table:table-cell/>
          <table:table-cell office:value-type="string">
            <text:p>повора'чиваеть</text:p>
          </table:table-cell>
          <table:table-cell office:value-type="string">
            <text:p>afslaan</text:p>
          </table:table-cell>
        </table:table-row>
        <table:table-row table:style-name="ro1">
          <table:table-cell/>
          <table:table-cell office:value-type="string">
            <text:p>пря'мо</text:p>
          </table:table-cell>
          <table:table-cell office:value-type="string">
            <text:p>rechtdoor</text:p>
          </table:table-cell>
        </table:table-row>
        <table:table-row table:style-name="ro1">
          <table:table-cell/>
          <table:table-cell office:value-type="string">
            <text:p>добраться</text:p>
          </table:table-cell>
          <table:table-cell office:value-type="string">
            <text:p>komen naar, geraken</text:p>
          </table:table-cell>
        </table:table-row>
        <table:table-row table:style-name="ro1">
          <table:table-cell/>
          <table:table-cell office:value-type="string">
            <text:p>повернуть</text:p>
          </table:table-cell>
          <table:table-cell office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3</text:p>
          </table:table-cell>
          <table:table-cell office:value-type="string">
            <text:p>на вокзале</text:p>
          </table:table-cell>
          <table:table-cell office:value-type="string">
            <text:p>op het station</text:p>
          </table:table-cell>
        </table:table-row>
        <table:table-row table:style-name="ro1">
          <table:table-cell/>
          <table:table-cell office:value-type="string">
            <text:p>ждить</text:p>
          </table:table-cell>
          <table:table-cell office:value-type="string">
            <text:p>wachten</text:p>
          </table:table-cell>
        </table:table-row>
        <table:table-row table:style-name="ro1">
          <table:table-cell/>
          <table:table-cell office:value-type="string">
            <text:p>аэроп'орт</text:p>
          </table:table-cell>
          <table:table-cell office:value-type="string">
            <text:p>vliegveld</text:p>
          </table:table-cell>
        </table:table-row>
        <table:table-row table:style-name="ro1">
          <table:table-cell/>
          <table:table-cell office:value-type="string">
            <text:p>часы</text:p>
          </table:table-cell>
          <table:table-cell office:value-type="string">
            <text:p>klok / horloge</text:p>
          </table:table-cell>
        </table:table-row>
        <table:table-row table:style-name="ro1">
          <table:table-cell/>
          <table:table-cell office:value-type="string">
            <text:p>железнодорожный станция</text:p>
          </table:table-cell>
          <table:table-cell office:value-type="string">
            <text:p>spoorwegstation</text:p>
          </table:table-cell>
        </table:table-row>
        <table:table-row table:style-name="ro1">
          <table:table-cell/>
          <table:table-cell office:value-type="string">
            <text:p>автовокз'ал</text:p>
          </table:table-cell>
          <table:table-cell office:value-type="string">
            <text:p>busstation</text:p>
          </table:table-cell>
        </table:table-row>
        <table:table-row table:style-name="ro1">
          <table:table-cell/>
          <table:table-cell office:value-type="string">
            <text:p>самолёт</text:p>
          </table:table-cell>
          <table:table-cell office:value-type="string">
            <text:p>vliegtuig</text:p>
          </table:table-cell>
        </table:table-row>
        <table:table-row table:style-name="ro1">
          <table:table-cell/>
          <table:table-cell office:value-type="string">
            <text:p>вечера</text:p>
          </table:table-cell>
          <table:table-cell office:value-type="string">
            <text:p>'s avonds</text:p>
          </table:table-cell>
        </table:table-row>
        <table:table-row table:style-name="ro1">
          <table:table-cell/>
          <table:table-cell office:value-type="string">
            <text:p>дня</text:p>
          </table:table-cell>
          <table:table-cell office:value-type="string">
            <text:p>overdag</text:p>
          </table:table-cell>
        </table:table-row>
        <table:table-row table:style-name="ro1">
          <table:table-cell/>
          <table:table-cell office:value-type="string">
            <text:p>отправляться</text:p>
          </table:table-cell>
          <table:table-cell office:value-type="string">
            <text:p>vertrekken</text:p>
          </table:table-cell>
        </table:table-row>
        <table:table-row table:style-name="ro1">
          <table:table-cell/>
          <table:table-cell office:value-type="string">
            <text:p>утра</text:p>
          </table:table-cell>
          <table:table-cell office:value-type="string">
            <text:p>'s ochtends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</text:p>
          </table:table-cell>
        </table:table-row>
        <table:table-row table:style-name="ro1">
          <table:table-cell/>
          <table:table-cell office:value-type="string">
            <text:p>пятнадцать минут шестого</text:p>
          </table:table-cell>
          <table:table-cell office:value-type="string">
            <text:p>kwart over vijf</text:p>
          </table:table-cell>
        </table:table-row>
        <table:table-row table:style-name="ro1">
          <table:table-cell/>
          <table:table-cell office:value-type="string">
            <text:p>без пятнадцати шесть</text:p>
          </table:table-cell>
          <table:table-cell office:value-type="string">
            <text:p>kwart voor zes</text:p>
          </table:table-cell>
        </table:table-row>
        <table:table-row table:style-name="ro1">
          <table:table-cell/>
          <table:table-cell office:value-type="string">
            <text:p>покупать</text:p>
          </table:table-cell>
          <table:table-cell office:value-type="string">
            <text:p>kopen</text:p>
          </table:table-cell>
        </table:table-row>
        <table:table-row table:style-name="ro1">
          <table:table-cell/>
          <table:table-cell office:value-type="string">
            <text:p>чемод'ан</text:p>
          </table:table-cell>
          <table:table-cell office:value-type="string">
            <text:p>koffer</text:p>
          </table:table-cell>
        </table:table-row>
        <table:table-row table:style-name="ro1">
          <table:table-cell/>
          <table:table-cell office:value-type="string">
            <text:p>п'аспорт</text:p>
          </table:table-cell>
          <table:table-cell office:value-type="string">
            <text:p>paspoort</text:p>
          </table:table-cell>
        </table:table-row>
        <table:table-row table:style-name="ro1">
          <table:table-cell/>
          <table:table-cell office:value-type="string">
            <text:p>минут</text:p>
          </table:table-cell>
          <table:table-cell office:value-type="string">
            <text:p>minuut</text:p>
          </table:table-cell>
        </table:table-row>
        <table:table-row table:style-name="ro1">
          <table:table-cell/>
          <table:table-cell office:value-type="string">
            <text:p>секунд</text:p>
          </table:table-cell>
          <table:table-cell office:value-type="string">
            <text:p>seconde</text:p>
          </table:table-cell>
        </table:table-row>
        <table:table-row table:style-name="ro1">
          <table:table-cell/>
          <table:table-cell office:value-type="string">
            <text:p>поезд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во сколько</text:p>
          </table:table-cell>
          <table:table-cell office:value-type="string">
            <text:p>hoe laat ...?</text:p>
          </table:table-cell>
        </table:table-row>
        <table:table-row table:style-name="ro1">
          <table:table-cell/>
          <table:table-cell office:value-type="string">
            <text:p>через</text:p>
          </table:table-cell>
          <table:table-cell office:value-type="string">
            <text:p>over ... (tijd)</text:p>
          </table:table-cell>
        </table:table-row>
        <table:table-row table:style-name="ro1">
          <table:table-cell/>
          <table:table-cell office:value-type="string">
            <text:p>рейс</text:p>
          </table:table-cell>
          <table:table-cell office:value-type="string">
            <text:p>vluchtnummer</text:p>
          </table:table-cell>
        </table:table-row>
        <table:table-row table:style-name="ro1">
          <table:table-cell/>
          <table:table-cell office:value-type="string">
            <text:p>опаздывать</text:p>
          </table:table-cell>
          <table:table-cell office:value-type="string">
            <text:p>te laat zijn</text:p>
          </table:table-cell>
        </table:table-row>
        <table:table-row table:style-name="ro1">
          <table:table-cell/>
          <table:table-cell office:value-type="string">
            <text:p>идить по распис'анию</text:p>
          </table:table-cell>
          <table:table-cell office:value-type="string">
            <text:p>op tijd zijn</text:p>
          </table:table-cell>
        </table:table-row>
        <table:table-row table:style-name="ro1">
          <table:table-cell/>
          <table:table-cell office:value-type="string">
            <text:p>летать (летаю, летаешь)</text:p>
          </table:table-cell>
          <table:table-cell office:value-type="string">
            <text:p>vliegen</text:p>
          </table:table-cell>
        </table:table-row>
        <table:table-row table:style-name="ro1">
          <table:table-cell/>
          <table:table-cell office:value-type="string">
            <text:p>девяносто</text:p>
          </table:table-cell>
          <table:table-cell office:value-type="string">
            <text:p>negentig</text:p>
          </table:table-cell>
        </table:table-row>
        <table:table-row table:style-name="ro1">
          <table:table-cell/>
          <table:table-cell office:value-type="string">
            <text:p>ст'оить</text:p>
          </table:table-cell>
          <table:table-cell office:value-type="string">
            <text:p>kosten</text:p>
          </table:table-cell>
        </table:table-row>
        <table:table-row table:style-name="ro1">
          <table:table-cell/>
          <table:table-cell office:value-type="string">
            <text:p>задерживаться</text:p>
          </table:table-cell>
          <table:table-cell office:value-type="string">
            <text:p>vertraagd zijn</text:p>
          </table:table-cell>
        </table:table-row>
        <table:table-row table:style-name="ro1">
          <table:table-cell/>
          <table:table-cell office:value-type="string">
            <text:p>ночи / ночью</text:p>
          </table:table-cell>
          <table:table-cell office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4</text:p>
          </table:table-cell>
          <table:table-cell office:value-type="string">
            <text:p>берег</text:p>
          </table:table-cell>
          <table:table-cell office:value-type="string">
            <text:p>kust, strand</text:p>
          </table:table-cell>
        </table:table-row>
        <table:table-row table:style-name="ro1">
          <table:table-cell/>
          <table:table-cell office:value-type="string">
            <text:p>по [+ 3e nv]</text:p>
          </table:table-cell>
          <table:table-cell office:value-type="string">
            <text:p>overheen / doorheen</text:p>
          </table:table-cell>
        </table:table-row>
        <table:table-row table:style-name="ro1">
          <table:table-cell/>
          <table:table-cell office:value-type="string">
            <text:p>лес</text:p>
          </table:table-cell>
          <table:table-cell office:value-type="string">
            <text:p>bos</text:p>
          </table:table-cell>
        </table:table-row>
        <table:table-row table:style-name="ro1">
          <table:table-cell/>
          <table:table-cell office:value-type="string">
            <text:p>гор'ы</text:p>
          </table:table-cell>
          <table:table-cell office:value-type="string">
            <text:p>bergen</text:p>
          </table:table-cell>
        </table:table-row>
        <table:table-row table:style-name="ro1">
          <table:table-cell/>
          <table:table-cell office:value-type="string">
            <text:p>на / в [+ 3e nv]</text:p>
          </table:table-cell>
          <table:table-cell office:value-type="string">
            <text:p>in (natuur)</text:p>
          </table:table-cell>
        </table:table-row>
        <table:table-row table:style-name="ro1">
          <table:table-cell/>
          <table:table-cell office:value-type="string">
            <text:p>идти' дождь</text:p>
          </table:table-cell>
          <table:table-cell office:value-type="string">
            <text:p>regenen</text:p>
          </table:table-cell>
        </table:table-row>
        <table:table-row table:style-name="ro1">
          <table:table-cell/>
          <table:table-cell office:value-type="string">
            <text:p>дождь</text:p>
          </table:table-cell>
          <table:table-cell office:value-type="string">
            <text:p>regen</text:p>
          </table:table-cell>
        </table:table-row>
        <table:table-row table:style-name="ro1">
          <table:table-cell/>
          <table:table-cell office:value-type="string">
            <text:p>снег</text:p>
          </table:table-cell>
          <table:table-cell office:value-type="string">
            <text:p>sneeuw</text:p>
          </table:table-cell>
        </table:table-row>
        <table:table-row table:style-name="ro1">
          <table:table-cell/>
          <table:table-cell office:value-type="string">
            <text:p>идти' снег</text:p>
          </table:table-cell>
          <table:table-cell office:value-type="string">
            <text:p>sneeuwen</text:p>
          </table:table-cell>
        </table:table-row>
        <table:table-row table:style-name="ro1">
          <table:table-cell/>
          <table:table-cell office:value-type="string">
            <text:p>собираться</text:p>
          </table:table-cell>
          <table:table-cell office:value-type="string">
            <text:p>gaan (toekomst)</text:p>
          </table:table-cell>
        </table:table-row>
        <table:table-row table:style-name="ro1">
          <table:table-cell/>
          <table:table-cell office:value-type="string">
            <text:p>поцеловаться</text:p>
          </table:table-cell>
          <table:table-cell office:value-type="string">
            <text:p>kussen (werkwoord)</text:p>
          </table:table-cell>
        </table:table-row>
        <table:table-row table:style-name="ro1">
          <table:table-cell/>
          <table:table-cell office:value-type="string">
            <text:p>мочь (я могу, ты можешь)</text:p>
          </table:table-cell>
          <table:table-cell office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>
            <text:p>уметь</text:p>
          </table:table-cell>
          <table:table-cell office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>
            <text:p>озеро</text:p>
          </table:table-cell>
          <table:table-cell office:value-type="string">
            <text:p>meer</text:p>
          </table:table-cell>
        </table:table-row>
        <table:table-row table:style-name="ro1">
          <table:table-cell/>
          <table:table-cell office:value-type="string">
            <text:p>солнечно</text:p>
          </table:table-cell>
          <table:table-cell office:value-type="string">
            <text:p>zonnig</text:p>
          </table:table-cell>
        </table:table-row>
        <table:table-row table:style-name="ro1">
          <table:table-cell/>
          <table:table-cell office:value-type="string">
            <text:p>облачно</text:p>
          </table:table-cell>
          <table:table-cell office:value-type="string">
            <text:p>bewolkt</text:p>
          </table:table-cell>
        </table:table-row>
        <table:table-row table:style-name="ro1">
          <table:table-cell/>
          <table:table-cell office:value-type="string">
            <text:p>погода</text:p>
          </table:table-cell>
          <table:table-cell office:value-type="string">
            <text:p>weer</text:p>
          </table:table-cell>
        </table:table-row>
        <table:table-row table:style-name="ro1">
          <table:table-cell/>
          <table:table-cell office:value-type="string">
            <text:p>ходить</text:p>
          </table:table-cell>
          <table:table-cell office:value-type="string">
            <text:p>wandelen</text:p>
          </table:table-cell>
        </table:table-row>
        <table:table-row table:style-name="ro1">
          <table:table-cell/>
          <table:table-cell office:value-type="string">
            <text:p>про'ехать</text:p>
          </table:table-cell>
          <table:table-cell office:value-type="string">
            <text:p>rijden</text:p>
          </table:table-cell>
        </table:table-row>
        <table:table-row table:style-name="ro1">
          <table:table-cell/>
          <table:table-cell office:value-type="string">
            <text:p>х'олодно</text:p>
          </table:table-cell>
          <table:table-cell office:value-type="string">
            <text:p>koud</text:p>
          </table:table-cell>
        </table:table-row>
        <table:table-row table:style-name="ro1">
          <table:table-cell/>
          <table:table-cell office:value-type="string">
            <text:p>ж'арко</text:p>
          </table:table-cell>
          <table:table-cell office:value-type="string">
            <text:p>warm</text:p>
          </table:table-cell>
        </table:table-row>
        <table:table-row table:style-name="ro1">
          <table:table-cell/>
          <table:table-cell office:value-type="string">
            <text:p>зафтра</text:p>
          </table:table-cell>
          <table:table-cell office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I-U2-L1</text:p>
          </table:table-cell>
          <table:table-cell office:value-type="string">
            <text:p>прочитать</text:p>
          </table:table-cell>
          <table:table-cell office:value-type="string">
            <text:p>lezen (perf.)</text:p>
          </table:table-cell>
        </table:table-row>
        <table:table-row table:style-name="ro1">
          <table:table-cell/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пробежать</text:p>
          </table:table-cell>
          <table:table-cell office:value-type="string">
            <text:p>rennen (perf.)</text:p>
          </table:table-cell>
        </table:table-row>
        <table:table-row table:style-name="ro1">
          <table:table-cell/>
          <table:table-cell office:value-type="string">
            <text:p>сегодня</text:p>
          </table:table-cell>
          <table:table-cell office:value-type="string">
            <text:p>vandaag</text:p>
          </table:table-cell>
        </table:table-row>
        <table:table-row table:style-name="ro1">
          <table:table-cell/>
          <table:table-cell office:value-type="string">
            <text:p>прошлый</text:p>
          </table:table-cell>
          <table:table-cell office:value-type="string">
            <text:p>vorige</text:p>
          </table:table-cell>
        </table:table-row>
        <table:table-row table:style-name="ro1">
          <table:table-cell/>
          <table:table-cell office:value-type="string">
            <text:p>проплывать</text:p>
          </table:table-cell>
          <table:table-cell office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>
            <text:p>проплыть</text:p>
          </table:table-cell>
          <table:table-cell office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>
            <text:p>следующий</text:p>
          </table:table-cell>
          <table:table-cell office:value-type="string">
            <text:p>volgende</text:p>
          </table:table-cell>
        </table:table-row>
        <table:table-row table:style-name="ro1">
          <table:table-cell/>
          <table:table-cell office:value-type="string">
            <text:p>исполниться</text:p>
          </table:table-cell>
          <table:table-cell office:value-type="string">
            <text:p>worden (leeftijd)</text:p>
          </table:table-cell>
        </table:table-row>
        <table:table-row table:style-name="ro1">
          <table:table-cell/>
          <table:table-cell office:value-type="string">
            <text:p>съедать</text:p>
          </table:table-cell>
          <table:table-cell office:value-type="string">
            <text:p>opeten</text:p>
          </table:table-cell>
        </table:table-row>
        <table:table-row table:style-name="ro1">
          <table:table-cell/>
          <table:table-cell office:value-type="string">
            <text:p>туда</text:p>
          </table:table-cell>
          <table:table-cell office:value-type="string">
            <text:p>daar</text:p>
          </table:table-cell>
        </table:table-row>
        <table:table-row table:style-name="ro1">
          <table:table-cell/>
          <table:table-cell office:value-type="string">
            <text:p>написать</text:p>
          </table:table-cell>
          <table:table-cell office:value-type="string">
            <text:p>schrijven (perf.)</text:p>
          </table:table-cell>
        </table:table-row>
        <table:table-row table:style-name="ro1">
          <table:table-cell/>
          <table:table-cell office:value-type="string">
            <text:p>словарь (m)</text:p>
          </table:table-cell>
          <table:table-cell office:value-type="string">
            <text:p>woordenboek, woordenschat</text:p>
          </table:table-cell>
        </table:table-row>
        <table:table-row table:style-name="ro1">
          <table:table-cell/>
          <table:table-cell office:value-type="string">
            <text:p>тетрадь (m)</text:p>
          </table:table-cell>
          <table:table-cell office:value-type="string">
            <text:p>opschrijfboek</text:p>
          </table:table-cell>
        </table:table-row>
        <table:table-row table:style-name="ro1">
          <table:table-cell/>
          <table:table-cell office:value-type="string">
            <text:p>парта</text:p>
          </table:table-cell>
          <table:table-cell office:value-type="string">
            <text:p>schoolbank</text:p>
          </table:table-cell>
        </table:table-row>
        <table:table-row table:style-name="ro1">
          <table:table-cell/>
          <table:table-cell office:value-type="string">
            <text:p>марки</text:p>
          </table:table-cell>
          <table:table-cell office:value-type="string">
            <text:p>postzegel</text:p>
          </table:table-cell>
        </table:table-row>
        <table:table-row table:style-name="ro1">
          <table:table-cell/>
          <table:table-cell office:value-type="string">
            <text:p>конверт</text:p>
          </table:table-cell>
          <table:table-cell office:value-type="string">
            <text:p>envelop</text:p>
          </table:table-cell>
        </table:table-row>
        <table:table-row table:style-name="ro1">
          <table:table-cell/>
          <table:table-cell office:value-type="string">
            <text:p>электронная почта</text:p>
          </table:table-cell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самый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дать (дам, дашь, даст, дадим, дадите, дадут, verl: дал)</text:p>
          </table:table-cell>
          <table:table-cell office:value-type="string">
            <text:p>geven (perf.)</text:p>
          </table:table-cell>
        </table:table-row>
        <table:table-row table:style-name="ro1">
          <table:table-cell/>
          <table:table-cell office:value-type="string">
            <text:p>давать (даю, даёшь)</text:p>
          </table:table-cell>
          <table:table-cell office:value-type="string">
            <text:p>geven (imperf.)</text:p>
          </table:table-cell>
        </table:table-row>
        <table:table-row table:style-name="ro1">
          <table:table-cell/>
          <table:table-cell office:value-type="string">
            <text:p>дарить</text:p>
          </table:table-cell>
          <table:table-cell office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2-L3</text:p>
          </table:table-cell>
          <table:table-cell office:value-type="string">
            <text:p>р'аньше</text:p>
          </table:table-cell>
          <table:table-cell office:value-type="string">
            <text:p>vroeger</text:p>
          </table:table-cell>
        </table:table-row>
        <table:table-row table:style-name="ro1">
          <table:table-cell/>
          <table:table-cell office:value-type="string">
            <text:p>теп'ерь</text:p>
          </table:table-cell>
          <table:table-cell office:value-type="string">
            <text:p>tegenwoordig</text:p>
          </table:table-cell>
        </table:table-row>
        <table:table-row table:style-name="ro1">
          <table:table-cell/>
          <table:table-cell office:value-type="string">
            <text:p>с [+ 5e nv]</text:p>
          </table:table-cell>
          <table:table-cell office:value-type="string">
            <text:p>(samen) met</text:p>
          </table:table-cell>
        </table:table-row>
        <table:table-row table:style-name="ro1">
          <table:table-cell/>
          <table:table-cell office:value-type="string">
            <text:p>преподав'ать</text:p>
          </table:table-cell>
          <table:table-cell office:value-type="string">
            <text:p>onderwijzen</text:p>
          </table:table-cell>
        </table:table-row>
        <table:table-row table:style-name="ro1">
          <table:table-cell/>
          <table:table-cell office:value-type="string">
            <text:p>ж'ивопись (v)</text:p>
          </table:table-cell>
          <table:table-cell office:value-type="string">
            <text:p>schilderij</text:p>
          </table:table-cell>
        </table:table-row>
        <table:table-row table:style-name="ro1">
          <table:table-cell/>
          <table:table-cell office:value-type="string">
            <text:p>колледж (m)</text:p>
          </table:table-cell>
          <table:table-cell office:value-type="string">
            <text:p>college</text:p>
          </table:table-cell>
        </table:table-row>
        <table:table-row table:style-name="ro1">
          <table:table-cell/>
          <table:table-cell office:value-type="string">
            <text:p>средний</text:p>
          </table:table-cell>
          <table:table-cell office:value-type="string">
            <text:p>middel-, gemiddeld, medium</text:p>
          </table:table-cell>
        </table:table-row>
        <table:table-row table:style-name="ro1">
          <table:table-cell/>
          <table:table-cell office:value-type="string">
            <text:p>начальный</text:p>
          </table:table-cell>
          <table:table-cell office:value-type="string">
            <text:p>beginners-, begin-, eerste, primair</text:p>
          </table:table-cell>
        </table:table-row>
        <table:table-row table:style-name="ro1">
          <table:table-cell/>
          <table:table-cell office:value-type="string">
            <text:p>средняя школа</text:p>
          </table:table-cell>
          <table:table-cell office:value-type="string">
            <text:p>voortgezet onderwijs</text:p>
          </table:table-cell>
        </table:table-row>
        <table:table-row table:style-name="ro1">
          <table:table-cell/>
          <table:table-cell office:value-type="string">
            <text:p>начальная школа</text:p>
          </table:table-cell>
          <table:table-cell office:value-type="string">
            <text:p>basisschool</text:p>
          </table:table-cell>
        </table:table-row>
        <table:table-row table:style-name="ro1">
          <table:table-cell/>
          <table:table-cell office:value-type="string">
            <text:p>рисовать</text:p>
          </table:table-cell>
          <table:table-cell office:value-type="string">
            <text:p>tekenen</text:p>
          </table:table-cell>
        </table:table-row>
        <table:table-row table:style-name="ro1">
          <table:table-cell/>
          <table:table-cell office:value-type="string">
            <text:p>естествознание</text:p>
          </table:table-cell>
          <table:table-cell office:value-type="string">
            <text:p>natuurwetenschap</text:p>
          </table:table-cell>
        </table:table-row>
        <table:table-row table:style-name="ro1">
          <table:table-cell/>
          <table:table-cell office:value-type="string">
            <text:p>искусство</text:p>
          </table:table-cell>
          <table:table-cell office:value-type="string">
            <text:p>kunst</text:p>
          </table:table-cell>
        </table:table-row>
        <table:table-row table:style-name="ro1">
          <table:table-cell/>
          <table:table-cell office:value-type="string">
            <text:p>естественный</text:p>
          </table:table-cell>
          <table:table-cell office:value-type="string">
            <text:p>natuur-, natuurlijk</text:p>
          </table:table-cell>
        </table:table-row>
        <table:table-row table:style-name="ro1">
          <table:table-cell/>
          <table:table-cell office:value-type="string">
            <text:p>наука</text:p>
          </table:table-cell>
          <table:table-cell office:value-type="string">
            <text:p>wetenschap</text:p>
          </table:table-cell>
        </table:table-row>
        <table:table-row table:style-name="ro1">
          <table:table-cell/>
          <table:table-cell office:value-type="string">
            <text:p>ист'ория</text:p>
          </table:table-cell>
          <table:table-cell office:value-type="string">
            <text:p>geschiedenis</text:p>
          </table:table-cell>
        </table:table-row>
        <table:table-row table:style-name="ro1">
          <table:table-cell/>
          <table:table-cell office:value-type="string">
            <text:p>офис</text:p>
          </table:table-cell>
          <table:table-cell office:value-type="string">
            <text:p>kantoortuin</text:p>
          </table:table-cell>
        </table:table-row>
        <table:table-row table:style-name="ro1">
          <table:table-cell/>
          <table:table-cell office:value-type="string">
            <text:p>кабин'ет</text:p>
          </table:table-cell>
          <table:table-cell office:value-type="string">
            <text:p>(privé)kantoor</text:p>
          </table:table-cell>
        </table:table-row>
        <table:table-row table:style-name="ro1">
          <table:table-cell/>
          <table:table-cell office:value-type="string">
            <text:p>кампьютер</text:p>
          </table:table-cell>
          <table:table-cell office:value-type="string">
            <text:p>computer</text:p>
          </table:table-cell>
        </table:table-row>
        <table:table-row table:style-name="ro1">
          <table:table-cell/>
          <table:table-cell office:value-type="string">
            <text:p>работник</text:p>
          </table:table-cell>
          <table:table-cell office:value-type="string">
            <text:p>werker</text:p>
          </table:table-cell>
        </table:table-row>
        <table:table-row table:style-name="ro1">
          <table:table-cell/>
          <table:table-cell office:value-type="string">
            <text:p>менеджер</text:p>
          </table:table-cell>
          <table:table-cell office:value-type="string">
            <text:p>manager</text:p>
          </table:table-cell>
        </table:table-row>
        <table:table-row table:style-name="ro1">
          <table:table-cell/>
          <table:table-cell office:value-type="string">
            <text:p>заниматься</text:p>
          </table:table-cell>
          <table:table-cell office:value-type="string">
            <text:p>bezig zijn met</text:p>
          </table:table-cell>
        </table:table-row>
        <table:table-row table:style-name="ro1">
          <table:table-cell/>
          <table:table-cell office:value-type="string">
            <text:p>чем</text:p>
          </table:table-cell>
          <table:table-cell office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4</text:p>
          </table:table-cell>
          <table:table-cell office:value-type="string">
            <text:p>отмеча‘ть</text:p>
          </table:table-cell>
          <table:table-cell office:value-type="string">
            <text:p>vieren</text:p>
          </table:table-cell>
        </table:table-row>
        <table:table-row table:style-name="ro1">
          <table:table-cell/>
          <table:table-cell office:value-type="string">
            <text:p>гость (м)</text:p>
          </table:table-cell>
          <table:table-cell office:value-type="string">
            <text:p>gast</text:p>
          </table:table-cell>
        </table:table-row>
        <table:table-row table:style-name="ro1">
          <table:table-cell/>
          <table:table-cell office:value-type="string">
            <text:p>подру‘га</text:p>
          </table:table-cell>
          <table:table-cell office:value-type="string">
            <text:p>vriendin</text:p>
          </table:table-cell>
        </table:table-row>
        <table:table-row table:style-name="ro1">
          <table:table-cell/>
          <table:table-cell office:value-type="string">
            <text:p>обе‘дать</text:p>
          </table:table-cell>
          <table:table-cell office:value-type="string">
            <text:p>eten, dineren</text:p>
          </table:table-cell>
        </table:table-row>
        <table:table-row table:style-name="ro1">
          <table:table-cell/>
          <table:table-cell office:value-type="string">
            <text:p>у [+ 2e nv]</text:p>
          </table:table-cell>
          <table:table-cell office:value-type="string">
            <text:p>bij</text:p>
          </table:table-cell>
        </table:table-row>
        <table:table-row table:style-name="ro1">
          <table:table-cell/>
          <table:table-cell office:value-type="string">
            <text:p>для [+ 2e nv]</text:p>
          </table:table-cell>
          <table:table-cell office:value-type="string">
            <text:p>voor, ten behoeve van</text:p>
          </table:table-cell>
        </table:table-row>
        <table:table-row table:style-name="ro1">
          <table:table-cell/>
          <table:table-cell office:value-type="string">
            <text:p>обе‘д</text:p>
          </table:table-cell>
          <table:table-cell office:value-type="string">
            <text:p>middageten, eten</text:p>
          </table:table-cell>
        </table:table-row>
        <table:table-row table:style-name="ro1">
          <table:table-cell/>
          <table:table-cell office:value-type="string">
            <text:p>беты‘лка</text:p>
          </table:table-cell>
          <table:table-cell office:value-type="string">
            <text:p>fles</text:p>
          </table:table-cell>
        </table:table-row>
        <table:table-row table:style-name="ro1">
          <table:table-cell/>
          <table:table-cell office:value-type="string">
            <text:p>рю‘мка</text:p>
          </table:table-cell>
          <table:table-cell office:value-type="string">
            <text:p>(drink)glas</text:p>
          </table:table-cell>
        </table:table-row>
        <table:table-row table:style-name="ro1">
          <table:table-cell/>
          <table:table-cell office:value-type="string">
            <text:p>заку‘ска</text:p>
          </table:table-cell>
          <table:table-cell office:value-type="string">
            <text:p>koud voorgerecht</text:p>
          </table:table-cell>
        </table:table-row>
        <table:table-row table:style-name="ro1">
          <table:table-cell/>
          <table:table-cell office:value-type="string">
            <text:p>селёдка</text:p>
          </table:table-cell>
          <table:table-cell office:value-type="string">
            <text:p>haring</text:p>
          </table:table-cell>
        </table:table-row>
        <table:table-row table:style-name="ro1">
          <table:table-cell/>
          <table:table-cell office:value-type="string">
            <text:p>лук</text:p>
          </table:table-cell>
          <table:table-cell office:value-type="string">
            <text:p>ui, uien</text:p>
          </table:table-cell>
        </table:table-row>
        <table:table-row table:style-name="ro1">
          <table:table-cell/>
          <table:table-cell office:value-type="string">
            <text:p>зна‘чит</text:p>
          </table:table-cell>
          <table:table-cell office:value-type="string">
            <text:p>dus</text:p>
          </table:table-cell>
        </table:table-row>
        <table:table-row table:style-name="ro1">
          <table:table-cell/>
          <table:table-cell office:value-type="string">
            <text:p>росси‘йский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кусо‘к (-ски‘)</text:p>
          </table:table-cell>
          <table:table-cell office:value-type="string">
            <text:p>stuk, brok</text:p>
          </table:table-cell>
        </table:table-row>
        <table:table-row table:style-name="ro1">
          <table:table-cell/>
          <table:table-cell office:value-type="string">
            <text:p>винегре‘т</text:p>
          </table:table-cell>
          <table:table-cell office:value-type="string">
            <text:p>vinaigrette</text:p>
          </table:table-cell>
        </table:table-row>
        <table:table-row table:style-name="ro1">
          <table:table-cell/>
          <table:table-cell office:value-type="string">
            <text:p>свёкла</text:p>
          </table:table-cell>
          <table:table-cell office:value-type="string">
            <text:p>biet</text:p>
          </table:table-cell>
        </table:table-row>
        <table:table-row table:style-name="ro1">
          <table:table-cell/>
          <table:table-cell office:value-type="string">
            <text:p>майоне‘з</text:p>
          </table:table-cell>
          <table:table-cell office:value-type="string">
            <text:p>mayonaise</text:p>
          </table:table-cell>
        </table:table-row>
        <table:table-row table:style-name="ro1">
          <table:table-cell/>
          <table:table-cell office:value-type="string">
            <text:p>яйцо‘</text:p>
          </table:table-cell>
          <table:table-cell office:value-type="string">
            <text:p>ei</text:p>
          </table:table-cell>
        </table:table-row>
        <table:table-row table:style-name="ro1">
          <table:table-cell/>
          <table:table-cell office:value-type="string">
            <text:p>карто‘шка</text:p>
          </table:table-cell>
          <table:table-cell office:value-type="string">
            <text:p>aardappelen</text:p>
          </table:table-cell>
        </table:table-row>
        <table:table-row table:style-name="ro1">
          <table:table-cell/>
          <table:table-cell office:value-type="string">
            <text:p>соль (ж)</text:p>
          </table:table-cell>
          <table:table-cell office:value-type="string">
            <text:p>zout</text:p>
          </table:table-cell>
        </table:table-row>
        <table:table-row table:style-name="ro1">
          <table:table-cell/>
          <table:table-cell office:value-type="string">
            <text:p>ма‘сло</text:p>
          </table:table-cell>
          <table:table-cell office:value-type="string">
            <text:p>boter, olie</text:p>
          </table:table-cell>
        </table:table-row>
        <table:table-row table:style-name="ro1">
          <table:table-cell/>
          <table:table-cell office:value-type="string">
            <text:p>гото‘вить (гото‘влю, гото‘вишь)</text:p>
          </table:table-cell>
          <table:table-cell office:value-type="string">
            <text:p>klaarmaken, bereiden, koken</text:p>
          </table:table-cell>
        </table:table-row>
        <table:table-row table:style-name="ro1">
          <table:table-cell/>
          <table:table-cell office:value-type="string">
            <text:p>борщ (2e nv: борща‘)</text:p>
          </table:table-cell>
          <table:table-cell office:value-type="string">
            <text:p>bietensoep, borsj</text:p>
          </table:table-cell>
        </table:table-row>
        <table:table-row table:style-name="ro1">
          <table:table-cell/>
          <table:table-cell office:value-type="string">
            <text:p>килогра‘мм</text:p>
          </table:table-cell>
          <table:table-cell office:value-type="string">
            <text:p>kilo</text:p>
          </table:table-cell>
        </table:table-row>
        <table:table-row table:style-name="ro1">
          <table:table-cell/>
          <table:table-cell office:value-type="string">
            <text:p>морко‘вь (ж)</text:p>
          </table:table-cell>
          <table:table-cell office:value-type="string">
            <text:p>wortelen</text:p>
          </table:table-cell>
        </table:table-row>
        <table:table-row table:style-name="ro1">
          <table:table-cell/>
          <table:table-cell office:value-type="string">
            <text:p>помидо‘р</text:p>
          </table:table-cell>
          <table:table-cell office:value-type="string">
            <text:p>tomaat</text:p>
          </table:table-cell>
        </table:table-row>
        <table:table-row table:style-name="ro1">
          <table:table-cell/>
          <table:table-cell office:value-type="string">
            <text:p>смета‘на</text:p>
          </table:table-cell>
          <table:table-cell office:value-type="string">
            <text:p>zure room</text:p>
          </table:table-cell>
        </table:table-row>
        <table:table-row table:style-name="ro1">
          <table:table-cell/>
          <table:table-cell office:value-type="string">
            <text:p>блин (-ны‘)</text:p>
          </table:table-cell>
          <table:table-cell office:value-type="string">
            <text:p>pannekoek</text:p>
          </table:table-cell>
        </table:table-row>
        <table:table-row table:style-name="ro1">
          <table:table-cell/>
          <table:table-cell office:value-type="string">
            <text:p>полкило‘</text:p>
          </table:table-cell>
          <table:table-cell office:value-type="string">
            <text:p>halve kilo, pond</text:p>
          </table:table-cell>
        </table:table-row>
        <table:table-row table:style-name="ro1">
          <table:table-cell/>
          <table:table-cell office:value-type="string">
            <text:p>мука‘</text:p>
          </table:table-cell>
          <table:table-cell office:value-type="string">
            <text:p>meel</text:p>
          </table:table-cell>
        </table:table-row>
        <table:table-row table:style-name="ro1">
          <table:table-cell/>
          <table:table-cell office:value-type="string">
            <text:p>са‘хар</text:p>
          </table:table-cell>
          <table:table-cell office:value-type="string">
            <text:p>suiker</text:p>
          </table:table-cell>
        </table:table-row>
        <table:table-row table:style-name="ro1">
          <table:table-cell/>
          <table:table-cell office:value-type="string">
            <text:p>по‘сле [+ 2e nv]</text:p>
          </table:table-cell>
          <table:table-cell office:value-type="string">
            <text:p>na</text:p>
          </table:table-cell>
        </table:table-row>
        <table:table-row table:style-name="ro1">
          <table:table-cell/>
          <table:table-cell office:value-type="string">
            <text:p>пить</text:p>
          </table:table-cell>
          <table:table-cell office:value-type="string">
            <text:p>drinken</text:p>
          </table:table-cell>
        </table:table-row>
        <table:table-row table:style-name="ro1">
          <table:table-cell/>
          <table:table-cell office:value-type="string">
            <text:p>торт</text:p>
          </table:table-cell>
          <table:table-cell office:value-type="string">
            <text:p>taart</text:p>
          </table:table-cell>
        </table:table-row>
        <table:table-row table:style-name="ro1">
          <table:table-cell/>
          <table:table-cell office:value-type="string">
            <text:p>пиро‘жное</text:p>
          </table:table-cell>
          <table:table-cell office:value-type="string">
            <text:p>gebakje, koek</text:p>
          </table:table-cell>
        </table:table-row>
        <table:table-row table:style-name="ro1">
          <table:table-cell/>
          <table:table-cell office:value-type="string">
            <text:p>стоя‘ть (стою‘, стои‘шь)</text:p>
          </table:table-cell>
          <table:table-cell office:value-type="string">
            <text:p>staan</text:p>
          </table:table-cell>
        </table:table-row>
        <table:table-row table:style-name="ro1">
          <table:table-cell/>
          <table:table-cell office:value-type="string">
            <text:p>таре‘лка</text:p>
          </table:table-cell>
          <table:table-cell office:value-type="string">
            <text:p>(etens)bord</text:p>
          </table:table-cell>
        </table:table-row>
        <table:table-row table:style-name="ro1">
          <table:table-cell/>
          <table:table-cell office:value-type="string">
            <text:p>нож (-жи‘)</text:p>
          </table:table-cell>
          <table:table-cell office:value-type="string">
            <text:p>mes</text:p>
          </table:table-cell>
        </table:table-row>
        <table:table-row table:style-name="ro1">
          <table:table-cell/>
          <table:table-cell office:value-type="string">
            <text:p>ви‘лка</text:p>
          </table:table-cell>
          <table:table-cell office:value-type="string">
            <text:p>vork</text:p>
          </table:table-cell>
        </table:table-row>
        <table:table-row table:style-name="ro1">
          <table:table-cell/>
          <table:table-cell office:value-type="string">
            <text:p>ло‘жка</text:p>
          </table:table-cell>
          <table:table-cell office:value-type="string">
            <text:p>lepel</text:p>
          </table:table-cell>
        </table:table-row>
        <table:table-row table:style-name="ro1">
          <table:table-cell/>
          <table:table-cell office:value-type="string">
            <text:p>салфе‘тка</text:p>
          </table:table-cell>
          <table:table-cell office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5</text:p>
          </table:table-cell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ра'ньше</text:p>
          </table:table-cell>
          <table:table-cell office:value-type="string">
            <text:p>vroeger, eerder</text:p>
          </table:table-cell>
        </table:table-row>
        <table:table-row table:style-name="ro1">
          <table:table-cell/>
          <table:table-cell office:value-type="string">
            <text:p>тепе'рь</text:p>
          </table:table-cell>
          <table:table-cell office:value-type="string">
            <text:p>nu, tegenwoordig</text:p>
          </table:table-cell>
        </table:table-row>
        <table:table-row table:style-name="ro1">
          <table:table-cell/>
          <table:table-cell office:value-type="string">
            <text:p>из [+ 2e nv]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ждать, жду, ждёшь [+ 4e nv]</text:p>
          </table:table-cell>
          <table:table-cell office:value-type="string">
            <text:p>wachten (op)</text:p>
          </table:table-cell>
        </table:table-row>
        <table:table-row table:style-name="ro1">
          <table:table-cell/>
          <table:table-cell office:value-type="string">
            <text:p>нет [+ 2e nv]</text:p>
          </table:table-cell>
          <table:table-cell office:value-type="string">
            <text:p>er niet zijn, niet aanwezig zijn</text:p>
          </table:table-cell>
        </table:table-row>
        <table:table-row table:style-name="ro1">
          <table:table-cell/>
          <table:table-cell office:value-type="string">
            <text:p>без [+ 2e nv]</text:p>
          </table:table-cell>
          <table:table-cell office:value-type="string">
            <text:p>zonder</text:p>
          </table:table-cell>
        </table:table-row>
        <table:table-row table:style-name="ro1">
          <table:table-cell/>
          <table:table-cell office:value-type="string">
            <text:p>нельзя' [+ onb. wijs]</text:p>
          </table:table-cell>
          <table:table-cell office:value-type="string">
            <text:p>het is niet mogelijk (te) ..., men kan niet ..., het is niet toegestaan (te) ..., men mag niet ...</text:p>
          </table:table-cell>
        </table:table-row>
        <table:table-row table:style-name="ro1">
          <table:table-cell/>
          <table:table-cell office:value-type="string">
            <text:p>экску'рсия</text:p>
          </table:table-cell>
          <table:table-cell office:value-type="string">
            <text:p>excursie</text:p>
          </table:table-cell>
        </table:table-row>
        <table:table-row table:style-name="ro1">
          <table:table-cell/>
          <table:table-cell office:value-type="string">
            <text:p>приве'тствовать, приве'тствую, приве'тствуешь</text:p>
          </table:table-cell>
          <table:table-cell office:value-type="string">
            <text:p>begroeten</text:p>
          </table:table-cell>
        </table:table-row>
        <table:table-row table:style-name="ro1">
          <table:table-cell/>
          <table:table-cell office:value-type="string">
            <text:p>счита'ть</text:p>
          </table:table-cell>
          <table:table-cell office:value-type="string">
            <text:p>tellen</text:p>
          </table:table-cell>
        </table:table-row>
        <table:table-row table:style-name="ro1">
          <table:table-cell/>
          <table:table-cell office:value-type="string">
            <text:p>раз</text:p>
          </table:table-cell>
          <table:table-cell office:value-type="string">
            <text:p>keer, maal, één, een maal</text:p>
          </table:table-cell>
        </table:table-row>
        <table:table-row table:style-name="ro1">
          <table:table-cell/>
          <table:table-cell office:value-type="string">
            <text:p>кого' нет?</text:p>
          </table:table-cell>
          <table:table-cell office:value-type="string">
            <text:p>wie is er niet?</text:p>
          </table:table-cell>
        </table:table-row>
        <table:table-row table:style-name="ro1">
          <table:table-cell/>
          <table:table-cell office:value-type="string">
            <text:p>так, так...</text:p>
          </table:table-cell>
          <table:table-cell office:value-type="string">
            <text:p>zo, zo...</text:p>
          </table:table-cell>
        </table:table-row>
        <table:table-row table:style-name="ro1">
          <table:table-cell/>
          <table:table-cell office:value-type="string">
            <text:p>ви‘деть (ви'жу, ви'дишь)</text:p>
          </table:table-cell>
          <table:table-cell office:value-type="string">
            <text:p>zien</text:p>
          </table:table-cell>
        </table:table-row>
        <table:table-row table:style-name="ro1">
          <table:table-cell/>
          <table:table-cell office:value-type="string">
            <text:p>выходи'ть (из [+ 2e nv]) (выхожу', выхо'дишь)</text:p>
          </table:table-cell>
          <table:table-cell office:value-type="string">
            <text:p>naar buiten gaan/komen/lopen, gaan/komen/lopen uit</text:p>
          </table:table-cell>
        </table:table-row>
        <table:table-row table:style-name="ro1">
          <table:table-cell/>
          <table:table-cell office:value-type="string">
            <text:p>план</text:p>
          </table:table-cell>
          <table:table-cell office:value-type="string">
            <text:p>plan, plattegrond, kaart</text:p>
          </table:table-cell>
        </table:table-row>
        <table:table-row table:style-name="ro1">
          <table:table-cell/>
          <table:table-cell office:value-type="string">
            <text:p>час (mv: часы')</text:p>
          </table:table-cell>
          <table:table-cell office:value-type="string">
            <text:p>uur</text:p>
          </table:table-cell>
        </table:table-row>
        <table:table-row table:style-name="ro1">
          <table:table-cell/>
          <table:table-cell office:value-type="string">
            <text:p>тому' наза‘д</text:p>
          </table:table-cell>
          <table:table-cell office:value-type="string">
            <text:p>geleden, terug</text:p>
          </table:table-cell>
        </table:table-row>
        <table:table-row table:style-name="ro1">
          <table:table-cell/>
          <table:table-cell office:value-type="string">
            <text:p>так</text:p>
          </table:table-cell>
          <table:table-cell office:value-type="string">
            <text:p>zo</text:p>
          </table:table-cell>
        </table:table-row>
        <table:table-row table:style-name="ro1">
          <table:table-cell/>
          <table:table-cell office:value-type="string">
            <text:p>плёнка</text:p>
          </table:table-cell>
          <table:table-cell office:value-type="string">
            <text:p>film, (geluids)band</text:p>
          </table:table-cell>
        </table:table-row>
        <table:table-row table:style-name="ro1">
          <table:table-cell/>
          <table:table-cell office:value-type="string">
            <text:p>фотоаппара'т</text:p>
          </table:table-cell>
          <table:table-cell office:value-type="string">
            <text:p>fototoestel</text:p>
          </table:table-cell>
        </table:table-row>
        <table:table-row table:style-name="ro1">
          <table:table-cell/>
          <table:table-cell office:value-type="string">
            <text:p>снача'ла</text:p>
          </table:table-cell>
          <table:table-cell office:value-type="string">
            <text:p>eerst</text:p>
          </table:table-cell>
        </table:table-row>
        <table:table-row table:style-name="ro1">
          <table:table-cell/>
          <table:table-cell office:value-type="string">
            <text:p>пода'рок (2e nv: пода'рка)</text:p>
          </table:table-cell>
          <table:table-cell office:value-type="string">
            <text:p>cadeau</text:p>
          </table:table-cell>
        </table:table-row>
        <table:table-row table:style-name="ro1">
          <table:table-cell/>
          <table:table-cell office:value-type="string">
            <text:p>фототова'ры</text:p>
          </table:table-cell>
          <table:table-cell office:value-type="string">
            <text:p>fotospullen</text:p>
          </table:table-cell>
        </table:table-row>
        <table:table-row table:style-name="ro1">
          <table:table-cell/>
          <table:table-cell office:value-type="string">
            <text:p>от [+ 2e nv]</text:p>
          </table:table-cell>
          <table:table-cell office:value-type="string">
            <text:p>van(af)</text:p>
          </table:table-cell>
        </table:table-row>
        <table:table-row table:style-name="ro1">
          <table:table-cell/>
          <table:table-cell office:value-type="string">
            <text:p>наза'д</text:p>
          </table:table-cell>
          <table:table-cell office:value-type="string">
            <text:p>terug</text:p>
          </table:table-cell>
        </table:table-row>
        <table:table-row table:style-name="ro1">
          <table:table-cell/>
          <table:table-cell office:value-type="string">
            <text:p>так что</text:p>
          </table:table-cell>
          <table:table-cell office:value-type="string">
            <text:p>zodat</text:p>
          </table:table-cell>
        </table:table-row>
        <table:table-row table:style-name="ro1">
          <table:table-cell/>
          <table:table-cell office:value-type="string">
            <text:p>фотографи'ровать / сфотографи'ровать</text:p>
          </table:table-cell>
          <table:table-cell office:value-type="string">
            <text:p>fotograferen</text:p>
          </table:table-cell>
        </table:table-row>
        <table:table-row table:style-name="ro1">
          <table:table-cell/>
          <table:table-cell office:value-type="string">
            <text:p>всегда'</text:p>
          </table:table-cell>
          <table:table-cell office:value-type="string">
            <text:p>altijd</text:p>
          </table:table-cell>
        </table:table-row>
        <table:table-row table:style-name="ro1">
          <table:table-cell/>
          <table:table-cell office:value-type="string">
            <text:p>интересова'ть [+ 4e nv]</text:p>
          </table:table-cell>
          <table:table-cell office:value-type="string">
            <text:p>interesseren</text:p>
          </table:table-cell>
        </table:table-row>
        <table:table-row table:style-name="ro1">
          <table:table-cell/>
          <table:table-cell office:value-type="string">
            <text:p>часы'</text:p>
          </table:table-cell>
          <table:table-cell office:value-type="string">
            <text:p>uren, horloge</text:p>
          </table:table-cell>
        </table:table-row>
        <table:table-row table:style-name="ro1">
          <table:table-cell/>
          <table:table-cell office:value-type="string">
            <text:p>вход</text:p>
          </table:table-cell>
          <table:table-cell office:value-type="string">
            <text:p>inga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ga-1</text:p>
          </table:table-cell>
          <table:table-cell office:value-type="string">
            <text:p>знать</text:p>
          </table:table-cell>
          <table:table-cell office:value-type="string">
            <text:p>weten, kennen (persoonlijk)</text:p>
          </table:table-cell>
        </table:table-row>
        <table:table-row table:style-name="ro1">
          <table:table-cell/>
          <table:table-cell office:value-type="string">
            <text:p>знать о/об [+ 6e nv]</text:p>
          </table:table-cell>
          <table:table-cell office:value-type="string">
            <text:p>weten van</text:p>
          </table:table-cell>
        </table:table-row>
        <table:table-row table:style-name="ro1">
          <table:table-cell/>
          <table:table-cell office:value-type="string">
            <text:p>всегда</text:p>
          </table:table-cell>
          <table:table-cell office:value-type="string">
            <text:p>altijd</text:p>
          </table:table-cell>
        </table:table-row>
        <table:table-row table:style-name="ro1">
          <table:table-cell/>
          <table:table-cell office:value-type="string">
            <text:p>использовать, пользоваться</text:p>
          </table:table-cell>
          <table:table-cell office:value-type="string">
            <text:p>gebruiken, gebruik maken van</text:p>
          </table:table-cell>
        </table:table-row>
        <table:table-row table:style-name="ro1">
          <table:table-cell/>
          <table:table-cell office:value-type="string">
            <text:p>дополнение</text:p>
          </table:table-cell>
          <table:table-cell office:value-type="string">
            <text:p>toevoeging, suppletie</text:p>
          </table:table-cell>
        </table:table-row>
        <table:table-row table:style-name="ro1">
          <table:table-cell/>
          <table:table-cell office:value-type="string">
            <text:p>автодополнение</text:p>
          </table:table-cell>
          <table:table-cell office:value-type="string">
            <text:p>autocomplete</text:p>
          </table:table-cell>
        </table:table-row>
        <table:table-row table:style-name="ro1">
          <table:table-cell/>
          <table:table-cell office:value-type="string">
            <text:p>заполнение</text:p>
          </table:table-cell>
          <table:table-cell office:value-type="string">
            <text:p>het invullen, invulling</text:p>
          </table:table-cell>
        </table:table-row>
        <table:table-row table:style-name="ro1">
          <table:table-cell/>
          <table:table-cell office:value-type="string">
            <text:p>автозаполнение</text:p>
          </table:table-cell>
          <table:table-cell office:value-type="string">
            <text:p>autofill</text:p>
          </table:table-cell>
        </table:table-row>
        <table:table-row table:style-name="ro1">
          <table:table-cell/>
          <table:table-cell office:value-type="string">
            <text:p>полезный</text:p>
          </table:table-cell>
          <table:table-cell office:value-type="string">
            <text:p>handig, nuttig</text:p>
          </table:table-cell>
        </table:table-row>
        <table:table-row table:style-name="ro1">
          <table:table-cell/>
          <table:table-cell office:value-type="string">
            <text:p>пригодиться</text:p>
          </table:table-cell>
          <table:table-cell office:value-type="string">
            <text:p>van pas zullen komen, handig zullen zijn</text:p>
          </table:table-cell>
        </table:table-row>
        <table:table-row table:style-name="ro1">
          <table:table-cell/>
          <table:table-cell office:value-type="string">
            <text:p>будущее</text:p>
          </table:table-cell>
          <table:table-cell office:value-type="string">
            <text:p>toekomst</text:p>
          </table:table-cell>
        </table:table-row>
        <table:table-row table:style-name="ro1">
          <table:table-cell/>
          <table:table-cell office:value-type="string">
            <text:p>например</text:p>
          </table:table-cell>
          <table:table-cell office:value-type="string">
            <text:p>bijvoorbeeld</text:p>
          </table:table-cell>
        </table:table-row>
        <table:table-row table:style-name="ro1">
          <table:table-cell/>
          <table:table-cell office:value-type="string">
            <text:p>сложно</text:p>
          </table:table-cell>
          <table:table-cell office:value-type="string">
            <text:p>ingewikkeld zijn</text:p>
          </table:table-cell>
        </table:table-row>
        <table:table-row table:style-name="ro1">
          <table:table-cell/>
          <table:table-cell office:value-type="string">
            <text:p>длинный</text:p>
          </table:table-cell>
          <table:table-cell office:value-type="string">
            <text:p>lang</text:p>
          </table:table-cell>
        </table:table-row>
        <table:table-row table:style-name="ro1">
          <table:table-cell/>
          <table:table-cell office:value-type="string">
            <text:p>добавить</text:p>
          </table:table-cell>
          <table:table-cell office:value-type="string">
            <text:p>toevoegen</text:p>
          </table:table-cell>
        </table:table-row>
        <table:table-row table:style-name="ro1">
          <table:table-cell/>
          <table:table-cell office:value-type="string">
            <text:p>обнаружить</text:p>
          </table:table-cell>
          <table:table-cell office:value-type="string">
            <text:p>uitvinden, ontdekken</text:p>
          </table:table-cell>
        </table:table-row>
        <table:table-row table:style-name="ro1">
          <table:table-cell/>
          <table:table-cell office:value-type="string">
            <text:p>подсказка</text:p>
          </table:table-cell>
          <table:table-cell office:value-type="string">
            <text:p>tooltip</text:p>
          </table:table-cell>
        </table:table-row>
        <table:table-row table:style-name="ro1">
          <table:table-cell/>
          <table:table-cell office:value-type="string">
            <text:p>радовать</text:p>
          </table:table-cell>
          <table:table-cell office:value-type="string">
            <text:p>blij zijn</text:p>
          </table:table-cell>
        </table:table-row>
        <table:table-row table:style-name="ro1">
          <table:table-cell/>
          <table:table-cell office:value-type="string">
            <text:p>рассказать ([+ 6e nv])</text:p>
          </table:table-cell>
          <table:table-cell office:value-type="string">
            <text:p>vertellen (over)</text:p>
          </table:table-cell>
        </table:table-row>
        <table:table-row table:style-name="ro1">
          <table:table-cell/>
          <table:table-cell office:value-type="string">
            <text:p>исправлять</text:p>
          </table:table-cell>
          <table:table-cell office:value-type="string">
            <text:p>verbeteren, corrigeren</text:p>
          </table:table-cell>
        </table:table-row>
        <table:table-row table:style-name="ro1">
          <table:table-cell/>
          <table:table-cell office:value-type="string">
            <text:p>ошибка</text:p>
          </table:table-cell>
          <table:table-cell office:value-type="string">
            <text:p>fout, onvolledigheid</text:p>
          </table:table-cell>
        </table:table-row>
        <table:table-row table:style-name="ro1">
          <table:table-cell/>
          <table:table-cell office:value-type="string">
            <text:p>зелёным цветом</text:p>
          </table:table-cell>
          <table:table-cell office:value-type="string">
            <text:p>in het groen, met groene kleur</text:p>
          </table:table-cell>
        </table:table-row>
        <table:table-row table:style-name="ro1">
          <table:table-cell/>
          <table:table-cell office:value-type="string">
            <text:p>рад</text:p>
          </table:table-cell>
          <table:table-cell office:value-type="string">
            <text:p>blij</text:p>
          </table:table-cell>
        </table:table-row>
        <table:table-row table:style-name="ro1">
          <table:table-cell/>
          <table:table-cell office:value-type="string">
            <text:p>уповать</text:p>
          </table:table-cell>
          <table:table-cell office:value-type="string">
            <text:p>rekenen op</text:p>
          </table:table-cell>
        </table:table-row>
        <table:table-row table:style-name="ro1">
          <table:table-cell/>
          <table:table-cell office:value-type="string">
            <text:p>надеяться</text:p>
          </table:table-cell>
          <table:table-cell office:value-type="string">
            <text:p>hop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he First Well</text:p>
          </table:table-cell>
          <table:table-cell office:value-type="string">
            <text:p>коло'дец</text:p>
          </table:table-cell>
          <table:table-cell office:value-type="string">
            <text:p>bron, schacht</text:p>
          </table:table-cell>
        </table:table-row>
        <table:table-row table:style-name="ro1">
          <table:table-cell/>
          <table:table-cell office:value-type="string">
            <text:p>переска'з</text:p>
          </table:table-cell>
          <table:table-cell office:value-type="string">
            <text:p>verhaal, vertelling</text:p>
          </table:table-cell>
        </table:table-row>
        <table:table-row table:style-name="ro1">
          <table:table-cell/>
          <table:table-cell office:value-type="string">
            <text:p>давны'м-давно'</text:p>
          </table:table-cell>
          <table:table-cell office:value-type="string">
            <text:p>lang geleden (begin van sprookje)</text:p>
          </table:table-cell>
        </table:table-row>
        <table:table-row table:style-name="ro1">
          <table:table-cell/>
          <table:table-cell office:value-type="string">
            <text:p>вокру'г [+ 2e nv]</text:p>
          </table:table-cell>
          <table:table-cell office:value-type="string">
            <text:p>rondom</text:p>
          </table:table-cell>
        </table:table-row>
        <table:table-row table:style-name="ro1">
          <table:table-cell/>
          <table:table-cell office:value-type="string">
            <text:p>не'кий</text:p>
          </table:table-cell>
          <table:table-cell office:value-type="string">
            <text:p>een zekere</text:p>
          </table:table-cell>
        </table:table-row>
        <table:table-row table:style-name="ro1">
          <table:table-cell/>
          <table:table-cell office:value-type="string">
            <text:p>ца'рство</text:p>
          </table:table-cell>
          <table:table-cell office:value-type="string">
            <text:p>koninkrijk</text:p>
          </table:table-cell>
        </table:table-row>
        <table:table-row table:style-name="ro1">
          <table:table-cell/>
          <table:table-cell office:value-type="string">
            <text:p>совсе'м</text:p>
          </table:table-cell>
          <table:table-cell office:value-type="string">
            <text:p>helemaal, totaal</text:p>
          </table:table-cell>
        </table:table-row>
        <table:table-row table:style-name="ro1">
          <table:table-cell/>
          <table:table-cell office:value-type="string">
            <text:p>вы'сохший</text:p>
          </table:table-cell>
          <table:table-cell office:value-type="string">
            <text:p>opgedroogd</text:p>
          </table:table-cell>
        </table:table-row>
        <table:table-row table:style-name="ro1">
          <table:table-cell/>
          <table:table-cell office:value-type="string">
            <text:p>обеспоко'енный</text:p>
          </table:table-cell>
          <table:table-cell office:value-type="string">
            <text:p>gealarmeerd</text:p>
          </table:table-cell>
        </table:table-row>
        <table:table-row table:style-name="ro1">
          <table:table-cell/>
          <table:table-cell office:value-type="string">
            <text:p>приходи'ть / приидти [+ 3e nv]</text:p>
          </table:table-cell>
          <table:table-cell office:value-type="string">
            <text:p>komen naar</text:p>
          </table:table-cell>
        </table:table-row>
        <table:table-row table:style-name="ro1">
          <table:table-cell/>
          <table:table-cell office:value-type="string">
            <text:p>приидти [+ 6e nv]</text:p>
          </table:table-cell>
          <table:table-cell office:value-type="string">
            <text:p>komen bij (perf.)</text:p>
          </table:table-cell>
        </table:table-row>
        <table:table-row table:style-name="ro1">
          <table:table-cell/>
          <table:table-cell office:value-type="string">
            <text:p>приходить [+ 6e nv]</text:p>
          </table:table-cell>
          <table:table-cell office:value-type="string">
            <text:p>komen bij (imperf.)</text:p>
          </table:table-cell>
        </table:table-row>
        <table:table-row table:style-name="ro1">
          <table:table-cell/>
          <table:table-cell office:value-type="string">
            <text:p>давно</text:p>
          </table:table-cell>
          <table:table-cell office:value-type="string">
            <text:p>lang geleden</text:p>
          </table:table-cell>
        </table:table-row>
        <table:table-row table:style-name="ro1">
          <table:table-cell/>
          <table:table-cell office:value-type="string">
            <text:p>поле [mv: пол'я]</text:p>
          </table:table-cell>
          <table:table-cell office:value-type="string">
            <text:p>veld, land</text:p>
          </table:table-cell>
        </table:table-row>
        <table:table-row table:style-name="ro1">
          <table:table-cell/>
          <table:table-cell office:value-type="string">
            <text:p>опустелый</text:p>
          </table:table-cell>
          <table:table-cell office:value-type="string">
            <text:p>verlaten</text:p>
          </table:table-cell>
        </table:table-row>
        <table:table-row table:style-name="ro1">
          <table:table-cell/>
          <table:table-cell office:value-type="string">
            <text:p>фермер</text:p>
          </table:table-cell>
          <table:table-cell office:value-type="string">
            <text:p>boer</text:p>
          </table:table-cell>
        </table:table-row>
        <table:table-row table:style-name="ro1">
          <table:table-cell/>
          <table:table-cell office:value-type="string">
            <text:p>рыбак</text:p>
          </table:table-cell>
          <table:table-cell office:value-type="string">
            <text:p>visser</text:p>
          </table:table-cell>
        </table:table-row>
        <table:table-row table:style-name="ro1">
          <table:table-cell/>
          <table:table-cell office:value-type="string">
            <text:p>от [+ 2e nv]</text:p>
          </table:table-cell>
          <table:table-cell office:value-type="string">
            <text:p>van</text:p>
          </table:table-cell>
        </table:table-row>
        <table:table-row table:style-name="ro1">
          <table:table-cell/>
          <table:table-cell office:value-type="string">
            <text:p>бедствия</text:p>
          </table:table-cell>
          <table:table-cell office:value-type="string">
            <text:p>ellende</text:p>
          </table:table-cell>
        </table:table-row>
        <table:table-row table:style-name="ro1">
          <table:table-cell/>
          <table:table-cell office:value-type="string">
            <text:p>спаса'ть</text:p>
          </table:table-cell>
          <table:table-cell office:value-type="string">
            <text:p>redden</text:p>
          </table:table-cell>
        </table:table-row>
        <table:table-row table:style-name="ro1">
          <table:table-cell/>
          <table:table-cell office:value-type="string">
            <text:p>уговаривать</text:p>
          </table:table-cell>
          <table:table-cell office:value-type="string">
            <text:p>overhalen, overtuigen</text:p>
          </table:table-cell>
        </table:table-row>
        <table:table-row table:style-name="ro1">
          <table:table-cell/>
          <table:table-cell office:value-type="string">
            <text:p>плакать</text:p>
          </table:table-cell>
          <table:table-cell office:value-type="string">
            <text:p>huilen, sniffen, zielig doen</text:p>
          </table:table-cell>
        </table:table-row>
        <table:table-row table:style-name="ro1">
          <table:table-cell/>
          <table:table-cell office:value-type="string">
            <text:p>жажда</text:p>
          </table:table-cell>
          <table:table-cell office:value-type="string">
            <text:p>dorst</text:p>
          </table:table-cell>
        </table:table-row>
        <table:table-row table:style-name="ro1">
          <table:table-cell/>
          <table:table-cell office:value-type="string">
            <text:p>поиск</text:p>
          </table:table-cell>
          <table:table-cell office:value-type="string">
            <text:p>zoektocht</text:p>
          </table:table-cell>
        </table:table-row>
        <table:table-row table:style-name="ro1">
          <table:table-cell/>
          <table:table-cell office:value-type="string">
            <text:p>послать</text:p>
          </table:table-cell>
          <table:table-cell office:value-type="string">
            <text:p>sturen, zenden (perf.)</text:p>
          </table:table-cell>
        </table:table-row>
        <table:table-row table:style-name="ro1">
          <table:table-cell/>
          <table:table-cell office:value-type="string">
            <text:p>посылать</text:p>
          </table:table-cell>
          <table:table-cell office:value-type="string">
            <text:p>sturen, zenden (imperf.)</text:p>
          </table:table-cell>
        </table:table-row>
        <table:table-row table:style-name="ro1">
          <table:table-cell/>
          <table:table-cell office:value-type="string">
            <text:p>стороны света</text:p>
          </table:table-cell>
          <table:table-cell office:value-type="string">
            <text:p>in alle richtingen</text:p>
          </table:table-cell>
        </table:table-row>
        <table:table-row table:style-name="ro1">
          <table:table-cell/>
          <table:table-cell office:value-type="string">
            <text:p>восток</text:p>
          </table:table-cell>
          <table:table-cell office:value-type="string">
            <text:p>oosten</text:p>
          </table:table-cell>
        </table:table-row>
        <table:table-row table:style-name="ro1">
          <table:table-cell/>
          <table:table-cell office:value-type="string">
            <text:p>восхо'ду слонца, заря</text:p>
          </table:table-cell>
          <table:table-cell office:value-type="string">
            <text:p>zonsopkomst</text:p>
          </table:table-cell>
        </table:table-row>
        <table:table-row table:style-name="ro1">
          <table:table-cell/>
          <table:table-cell office:value-type="string">
            <text:p>к [+ 3e nv]</text:p>
          </table:table-cell>
          <table:table-cell office:value-type="string">
            <text:p>naar</text:p>
          </table:table-cell>
        </table:table-row>
        <table:table-row table:style-name="ro1">
          <table:table-cell/>
          <table:table-cell office:value-type="string">
            <text:p>юг</text:p>
          </table:table-cell>
          <table:table-cell office:value-type="string">
            <text:p>zuiden</text:p>
          </table:table-cell>
        </table:table-row>
        <table:table-row table:style-name="ro1">
          <table:table-cell/>
          <table:table-cell office:value-type="string">
            <text:p>пески</text:p>
          </table:table-cell>
          <table:table-cell office:value-type="string">
            <text:p>zand</text:p>
          </table:table-cell>
        </table:table-row>
        <table:table-row table:style-name="ro1">
          <table:table-cell/>
          <table:table-cell office:value-type="string">
            <text:p>запа'д</text:p>
          </table:table-cell>
          <table:table-cell office:value-type="string">
            <text:p>westen</text:p>
          </table:table-cell>
        </table:table-row>
        <table:table-row table:style-name="ro1">
          <table:table-cell/>
          <table:table-cell office:value-type="string">
            <text:p>заходить (солнце)</text:p>
          </table:table-cell>
          <table:table-cell office:value-type="string">
            <text:p>ondergaan (van de zon)</text:p>
          </table:table-cell>
        </table:table-row>
        <table:table-row table:style-name="ro1">
          <table:table-cell/>
          <table:table-cell office:value-type="string">
            <text:p>последовать</text:p>
          </table:table-cell>
          <table:table-cell office:value-type="string">
            <text:p>(achter)volgen</text:p>
          </table:table-cell>
        </table:table-row>
        <table:table-row table:style-name="ro1">
          <table:table-cell/>
          <table:table-cell office:value-type="string">
            <text:p>паправление</text:p>
          </table:table-cell>
          <table:table-cell office:value-type="string">
            <text:p>richting</text:p>
          </table:table-cell>
        </table:table-row>
        <table:table-row table:style-name="ro1">
          <table:table-cell/>
          <table:table-cell office:value-type="string">
            <text:p>полярная звезда</text:p>
          </table:table-cell>
          <table:table-cell office:value-type="string">
            <text:p>poolster</text:p>
          </table:table-cell>
        </table:table-row>
        <table:table-row table:style-name="ro1">
          <table:table-cell/>
          <table:table-cell office:value-type="string">
            <text:p>искать</text:p>
          </table:table-cell>
          <table:table-cell office:value-type="string">
            <text:p>zoeken</text:p>
          </table:table-cell>
        </table:table-row>
        <table:table-row table:style-name="ro1">
          <table:table-cell/>
          <table:table-cell office:value-type="string">
            <text:p>папролёт</text:p>
          </table:table-cell>
          <table:table-cell office:value-type="string">
            <text:p>zonder onderbreking</text:p>
          </table:table-cell>
        </table:table-row>
        <table:table-row table:style-name="ro1">
          <table:table-cell/>
          <table:table-cell office:value-type="string">
            <text:p>тут, эдесь</text:p>
          </table:table-cell>
          <table:table-cell office:value-type="string">
            <text:p>hier</text:p>
          </table:table-cell>
        </table:table-row>
        <table:table-row table:style-name="ro1">
          <table:table-cell/>
          <table:table-cell office:value-type="string">
            <text:p>повсю'ду</text:p>
          </table:table-cell>
          <table:table-cell office:value-type="string">
            <text:p>overal</text:p>
          </table:table-cell>
        </table:table-row>
        <table:table-row table:style-name="ro1">
          <table:table-cell/>
          <table:table-cell office:value-type="string">
            <text:p>папрасно</text:p>
          </table:table-cell>
          <table:table-cell office:value-type="string">
            <text:p>tevergeefs</text:p>
          </table:table-cell>
        </table:table-row>
        <table:table-row table:style-name="ro1">
          <table:table-cell/>
          <table:table-cell office:value-type="string">
            <text:p>вернуться</text:p>
          </table:table-cell>
          <table:table-cell office:value-type="string">
            <text:p>terugkomen, teruggaan</text:p>
          </table:table-cell>
        </table:table-row>
        <table:table-row table:style-name="ro1">
          <table:table-cell/>
          <table:table-cell office:value-type="string">
            <text:p>пустой</text:p>
          </table:table-cell>
          <table:table-cell office:value-type="string">
            <text:p>leeg</text:p>
          </table:table-cell>
        </table:table-row>
        <table:table-row table:style-name="ro1">
          <table:table-cell/>
          <table:table-cell office:value-type="string">
            <text:p>север</text:p>
          </table:table-cell>
          <table:table-cell office:value-type="string">
            <text:p>noorden</text:p>
          </table:table-cell>
        </table:table-row>
        <table:table-row table:style-name="ro1">
          <table:table-cell/>
          <table:table-cell office:value-type="string">
            <text:p>захотеть</text:p>
          </table:table-cell>
          <table:table-cell office:value-type="string">
            <text:p>willen (perf.)</text:p>
          </table:table-cell>
        </table:table-row>
        <table:table-row table:style-name="ro1">
          <table:table-cell/>
          <table:table-cell office:value-type="string">
            <text:p>долгий</text:p>
          </table:table-cell>
          <table:table-cell office:value-type="string">
            <text:p>lang (tijd)</text:p>
          </table:table-cell>
        </table:table-row>
        <table:table-row table:style-name="ro1">
          <table:table-cell/>
          <table:table-cell office:value-type="string">
            <text:p>скитание</text:p>
          </table:table-cell>
          <table:table-cell office:value-type="string">
            <text:p>omzwerving</text:p>
          </table:table-cell>
        </table:table-row>
        <table:table-row table:style-name="ro1">
          <table:table-cell/>
          <table:table-cell office:value-type="string">
            <text:p>набирать</text:p>
          </table:table-cell>
          <table:table-cell office:value-type="string">
            <text:p>oppikken (imperf.)</text:p>
          </table:table-cell>
        </table:table-row>
        <table:table-row table:style-name="ro1">
          <table:table-cell/>
          <table:table-cell office:value-type="string">
            <text:p>набрать</text:p>
          </table:table-cell>
          <table:table-cell office:value-type="string">
            <text:p>oppikken (perf.)</text:p>
          </table:table-cell>
        </table:table-row>
        <table:table-row table:style-name="ro1">
          <table:table-cell/>
          <table:table-cell office:value-type="string">
            <text:p>горный</text:p>
          </table:table-cell>
          <table:table-cell office:value-type="string">
            <text:p>bergachtig</text:p>
          </table:table-cell>
        </table:table-row>
        <table:table-row table:style-name="ro1">
          <table:table-cell/>
          <table:table-cell office:value-type="string">
            <text:p>подножие</text:p>
          </table:table-cell>
          <table:table-cell office:value-type="string">
            <text:p>voet (van berg)</text:p>
          </table:table-cell>
        </table:table-row>
        <table:table-row table:style-name="ro1">
          <table:table-cell/>
          <table:table-cell office:value-type="string">
            <text:p>старуха</text:p>
          </table:table-cell>
          <table:table-cell office:value-type="string">
            <text:p>oud vrouwtje</text:p>
          </table:table-cell>
        </table:table-row>
        <table:table-row table:style-name="ro1">
          <table:table-cell/>
          <table:table-cell office:value-type="string">
            <text:p>подхо'дить</text:p>
          </table:table-cell>
          <table:table-cell office:value-type="string">
            <text:p>benaderen, tegenkomen</text:p>
          </table:table-cell>
        </table:table-row>
        <table:table-row table:style-name="ro1">
          <table:table-cell/>
          <table:table-cell office:value-type="string">
            <text:p>посёлок, село, деревния</text:p>
          </table:table-cell>
          <table:table-cell office:value-type="string">
            <text:p>dorp</text:p>
          </table:table-cell>
        </table:table-row>
        <table:table-row table:style-name="ro1">
          <table:table-cell/>
          <table:table-cell office:value-type="string">
            <text:p>возле [+ 2e nv]</text:p>
          </table:table-cell>
          <table:table-cell office:value-type="string">
            <text:p>dichtbij</text:p>
          </table:table-cell>
        </table:table-row>
        <table:table-row table:style-name="ro1">
          <table:table-cell/>
          <table:table-cell office:value-type="string">
            <text:p>указать</text:p>
          </table:table-cell>
          <table:table-cell office:value-type="string">
            <text:p>wijzen</text:p>
          </table:table-cell>
        </table:table-row>
        <table:table-row table:style-name="ro1">
          <table:table-cell/>
          <table:table-cell office:value-type="string">
            <text:p>житель</text:p>
          </table:table-cell>
          <table:table-cell office:value-type="string">
            <text:p>inwoner</text:p>
          </table:table-cell>
        </table:table-row>
        <table:table-row table:style-name="ro1">
          <table:table-cell/>
          <table:table-cell office:value-type="string">
            <text:p>прекрасно</text:p>
          </table:table-cell>
          <table:table-cell office:value-type="string">
            <text:p>uitstekend, schitterend, perfect</text:p>
          </table:table-cell>
        </table:table-row>
        <table:table-row table:style-name="ro1">
          <table:table-cell/>
          <table:table-cell office:value-type="string">
            <text:p>целый</text:p>
          </table:table-cell>
          <table:table-cell office:value-type="string">
            <text:p>heel, intact, veilig</text:p>
          </table:table-cell>
        </table:table-row>
        <table:table-row table:style-name="ro1">
          <table:table-cell/>
          <table:table-cell office:value-type="string">
            <text:p>разыскать</text:p>
          </table:table-cell>
          <table:table-cell office:value-type="string">
            <text:p>zoeken, opzoeken, zoeken naar, vinden</text:p>
          </table:table-cell>
        </table:table-row>
        <table:table-row table:style-name="ro1">
          <table:table-cell/>
          <table:table-cell office:value-type="string">
            <text:p>жест</text:p>
          </table:table-cell>
          <table:table-cell office:value-type="string">
            <text:p>gebaar</text:p>
          </table:table-cell>
        </table:table-row>
        <table:table-row table:style-name="ro1">
          <table:table-cell/>
          <table:table-cell office:value-type="string">
            <text:p>вверх</text:p>
          </table:table-cell>
          <table:table-cell office:value-type="string">
            <text:p>naar boven, opwaarts</text:p>
          </table:table-cell>
        </table:table-row>
        <table:table-row table:style-name="ro1">
          <table:table-cell/>
          <table:table-cell office:value-type="string">
            <text:p>повелеть</text:p>
          </table:table-cell>
          <table:table-cell office:value-type="string">
            <text:p>commanderen, heersen over</text:p>
          </table:table-cell>
        </table:table-row>
        <table:table-row table:style-name="ro1">
          <table:table-cell/>
          <table:table-cell office:value-type="string">
            <text:p>вершина</text:p>
          </table:table-cell>
          <table:table-cell office:value-type="string">
            <text:p>bergtop, top, piek</text:p>
          </table:table-cell>
        </table:table-row>
        <table:table-row table:style-name="ro1">
          <table:table-cell/>
          <table:table-cell office:value-type="string">
            <text:p>внутрь [+ 2e nv]</text:p>
          </table:table-cell>
          <table:table-cell office:value-type="string">
            <text:p>binnenin, naar binnen</text:p>
          </table:table-cell>
        </table:table-row>
        <table:table-row table:style-name="ro1">
          <table:table-cell/>
          <table:table-cell office:value-type="string">
            <text:p>пещера</text:p>
          </table:table-cell>
          <table:table-cell office:value-type="string">
            <text:p>grot</text:p>
          </table:table-cell>
        </table:table-row>
        <table:table-row table:style-name="ro1">
          <table:table-cell/>
          <table:table-cell office:value-type="string">
            <text:p>страна</text:p>
          </table:table-cell>
          <table:table-cell office:value-type="string">
            <text:p>land, natie, gebied</text:p>
          </table:table-cell>
        </table:table-row>
        <table:table-row table:style-name="ro1">
          <table:table-cell/>
          <table:table-cell office:value-type="string">
            <text:p>ледяной</text:p>
          </table:table-cell>
          <table:table-cell office:value-type="string">
            <text:p>ijzig</text:p>
          </table:table-cell>
        </table:table-row>
        <table:table-row table:style-name="ro1">
          <table:table-cell/>
          <table:table-cell office:value-type="string">
            <text:p>сосулька</text:p>
          </table:table-cell>
          <table:table-cell office:value-type="string">
            <text:p>ijspegel</text:p>
          </table:table-cell>
        </table:table-row>
        <table:table-row table:style-name="ro1">
          <table:table-cell/>
          <table:table-cell office:value-type="string">
            <text:p>добавлять</text:p>
          </table:table-cell>
          <table:table-cell office:value-type="string">
            <text:p>toevoegen</text:p>
          </table:table-cell>
        </table:table-row>
        <table:table-row table:style-name="ro1">
          <table:table-cell/>
          <table:table-cell office:value-type="string">
            <text:p>называть</text:p>
          </table:table-cell>
          <table:table-cell office:value-type="string">
            <text:p>noemen</text:p>
          </table:table-cell>
        </table:table-row>
        <table:table-row table:style-name="ro1">
          <table:table-cell/>
          <table:table-cell office:value-type="string">
            <text:p>лед (льда)</text:p>
          </table:table-cell>
          <table:table-cell office:value-type="string">
            <text:p>ijs</text:p>
          </table:table-cell>
        </table:table-row>
        <table:table-row table:style-name="ro1">
          <table:table-cell/>
          <table:table-cell office:value-type="string">
            <text:p>возьми</text:p>
          </table:table-cell>
          <table:table-cell office:value-type="string">
            <text:p>(neem?)</text:p>
          </table:table-cell>
        </table:table-row>
        <table:table-row table:style-name="ro1">
          <table:table-cell/>
          <table:table-cell office:value-type="string">
            <text:p>откалывать</text:p>
          </table:table-cell>
          <table:table-cell office:value-type="string">
            <text:p>afbreken, meenemen</text:p>
          </table:table-cell>
        </table:table-row>
        <table:table-row table:style-name="ro1">
          <table:table-cell/>
          <table:table-cell office:value-type="string">
            <text:p>погружать</text:p>
          </table:table-cell>
          <table:table-cell office:value-type="string">
            <text:p>onderdompelen, duiken in, zinken</text:p>
          </table:table-cell>
        </table:table-row>
        <table:table-row table:style-name="ro1">
          <table:table-cell/>
          <table:table-cell office:value-type="string">
            <text:p>повозка</text:p>
          </table:table-cell>
          <table:table-cell office:value-type="string">
            <text:p>wagen, koets, voertuig</text:p>
          </table:table-cell>
        </table:table-row>
        <table:table-row table:style-name="ro1">
          <table:table-cell/>
          <table:table-cell office:value-type="string">
            <text:p>отправиться</text:p>
          </table:table-cell>
          <table:table-cell office:value-type="string">
            <text:p>op weg gaan naar</text:p>
          </table:table-cell>
        </table:table-row>
        <table:table-row table:style-name="ro1">
          <table:table-cell/>
          <table:table-cell office:value-type="string">
            <text:p>обратно</text:p>
          </table:table-cell>
          <table:table-cell office:value-type="string">
            <text:p>terug, terugwaarts, omgekeerd</text:p>
          </table:table-cell>
        </table:table-row>
        <table:table-row table:style-name="ro1">
          <table:table-cell/>
          <table:table-cell office:value-type="string">
            <text:p>путь</text:p>
          </table:table-cell>
          <table:table-cell office:value-type="string">
            <text:p>weg, pad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 (imperf.)</text:p>
          </table:table-cell>
        </table:table-row>
        <table:table-row table:style-name="ro1">
          <table:table-cell/>
          <table:table-cell office:value-type="string">
            <text:p>прибыть</text:p>
          </table:table-cell>
          <table:table-cell office:value-type="string">
            <text:p>aankomen (perf.)</text:p>
          </table:table-cell>
        </table:table-row>
        <table:table-row table:style-name="ro1">
          <table:table-cell/>
          <table:table-cell office:value-type="string">
            <text:p>дворец</text:p>
          </table:table-cell>
          <table:table-cell office:value-type="string">
            <text:p>paleis, kasteel</text:p>
          </table:table-cell>
        </table:table-row>
        <table:table-row table:style-name="ro1">
          <table:table-cell/>
          <table:table-cell office:value-type="string">
            <text:p>огромный</text:p>
          </table:table-cell>
          <table:table-cell office:value-type="string">
            <text:p>enorm, ontzettend</text:p>
          </table:table-cell>
        </table:table-row>
        <table:table-row table:style-name="ro1">
          <table:table-cell/>
          <table:table-cell office:value-type="string">
            <text:p>растаять, исчезать</text:p>
          </table:table-cell>
          <table:table-cell office:value-type="string">
            <text:p>verdwijnen</text:p>
          </table:table-cell>
        </table:table-row>
        <table:table-row table:style-name="ro1">
          <table:table-cell/>
          <table:table-cell office:value-type="string">
            <text:p>превратиться</text:p>
          </table:table-cell>
          <table:table-cell office:value-type="string">
            <text:p>veranderen (in)</text:p>
          </table:table-cell>
        </table:table-row>
        <table:table-row table:style-name="ro1">
          <table:table-cell/>
          <table:table-cell office:value-type="string">
            <text:p>льдинка</text:p>
          </table:table-cell>
          <table:table-cell office:value-type="string">
            <text:p>ijsblokje</text:p>
          </table:table-cell>
        </table:table-row>
        <table:table-row table:style-name="ro1">
          <table:table-cell/>
          <table:table-cell office:value-type="string">
            <text:p>удивление</text:p>
          </table:table-cell>
          <table:table-cell office:value-type="string">
            <text:p>verbazing</text:p>
          </table:table-cell>
        </table:table-row>
        <table:table-row table:style-name="ro1">
          <table:table-cell/>
          <table:table-cell office:value-type="string">
            <text:p>водяной</text:p>
          </table:table-cell>
          <table:table-cell office:value-type="string">
            <text:p>water-</text:p>
          </table:table-cell>
        </table:table-row>
        <table:table-row table:style-name="ro1">
          <table:table-cell/>
          <table:table-cell office:value-type="string">
            <text:p>семя</text:p>
          </table:table-cell>
          <table:table-cell office:value-type="string">
            <text:p>zaad</text:p>
          </table:table-cell>
        </table:table-row>
        <table:table-row table:style-name="ro1">
          <table:table-cell/>
          <table:table-cell office:value-type="string">
            <text:p>восклицать</text:p>
          </table:table-cell>
          <table:table-cell office:value-type="string">
            <text:p>uitroepen (imperf.)</text:p>
          </table:table-cell>
        </table:table-row>
        <table:table-row table:style-name="ro1">
          <table:table-cell/>
          <table:table-cell office:value-type="string">
            <text:p>воскликнуть</text:p>
          </table:table-cell>
          <table:table-cell office:value-type="string">
            <text:p>uitroepen (perf.)</text:p>
          </table:table-cell>
        </table:table-row>
        <table:table-row table:style-name="ro1">
          <table:table-cell/>
          <table:table-cell office:value-type="string">
            <text:p>приказывать</text:p>
          </table:table-cell>
          <table:table-cell office:value-type="string">
            <text:p>commanderen, instructie geven om</text:p>
          </table:table-cell>
        </table:table-row>
        <table:table-row table:style-name="ro1">
          <table:table-cell/>
          <table:table-cell office:value-type="string">
            <text:p>немедленно</text:p>
          </table:table-cell>
          <table:table-cell office:value-type="string">
            <text:p>meteen, onmiddelijk, direct, aanstonds</text:p>
          </table:table-cell>
        </table:table-row>
        <table:table-row table:style-name="ro1">
          <table:table-cell/>
          <table:table-cell office:value-type="string">
            <text:p>сажать</text:p>
          </table:table-cell>
          <table:table-cell office:value-type="string">
            <text:p>zaaien (imperf.)</text:p>
          </table:table-cell>
        </table:table-row>
        <table:table-row table:style-name="ro1">
          <table:table-cell/>
          <table:table-cell office:value-type="string">
            <text:p>посадить</text:p>
          </table:table-cell>
          <table:table-cell office:value-type="string">
            <text:p>zaaien (perf.)</text:p>
          </table:table-cell>
        </table:table-row>
        <table:table-row table:style-name="ro1">
          <table:table-cell/>
          <table:table-cell office:value-type="string">
            <text:p>рыть</text:p>
          </table:table-cell>
          <table:table-cell office:value-type="string">
            <text:p>graven, begraven</text:p>
          </table:table-cell>
        </table:table-row>
        <table:table-row table:style-name="ro1">
          <table:table-cell/>
          <table:table-cell office:value-type="string">
            <text:p>яма</text:p>
          </table:table-cell>
          <table:table-cell office:value-type="string">
            <text:p>put, gat, kuil</text:p>
          </table:table-cell>
        </table:table-row>
        <table:table-row table:style-name="ro1">
          <table:table-cell/>
          <table:table-cell office:value-type="string">
            <text:p>пока</text:p>
          </table:table-cell>
          <table:table-cell office:value-type="string">
            <text:p>terwijl, intussen</text:p>
          </table:table-cell>
        </table:table-row>
        <table:table-row table:style-name="ro1">
          <table:table-cell/>
          <table:table-cell office:value-type="string">
            <text:p>уменьшать</text:p>
          </table:table-cell>
          <table:table-cell office:value-type="string">
            <text:p>verminderen, kleiner worden, krimpen, beperken</text:p>
          </table:table-cell>
        </table:table-row>
        <table:table-row table:style-name="ro1">
          <table:table-cell/>
          <table:table-cell office:value-type="string">
            <text:p>быстро</text:p>
          </table:table-cell>
          <table:table-cell office:value-type="string">
            <text:p>snel</text:p>
          </table:table-cell>
        </table:table-row>
        <table:table-row table:style-name="ro1">
          <table:table-cell/>
          <table:table-cell office:value-type="string">
            <text:p>класть</text:p>
          </table:table-cell>
          <table:table-cell office:value-type="string">
            <text:p>leggen in, neerzetten, neerleggen (imperf.)</text:p>
          </table:table-cell>
        </table:table-row>
        <table:table-row table:style-name="ro1">
          <table:table-cell/>
          <table:table-cell office:value-type="string">
            <text:p>положить</text:p>
          </table:table-cell>
          <table:table-cell office:value-type="string">
            <text:p>leggen in, neerzetten, neerleggen (perf.)</text:p>
          </table:table-cell>
        </table:table-row>
        <table:table-row table:style-name="ro1">
          <table:table-cell/>
          <table:table-cell office:value-type="string">
            <text:p>успевать</text:p>
          </table:table-cell>
          <table:table-cell office:value-type="string">
            <text:p>tijd hebben om (imperf.)</text:p>
          </table:table-cell>
        </table:table-row>
        <table:table-row table:style-name="ro1">
          <table:table-cell/>
          <table:table-cell office:value-type="string">
            <text:p>успеть</text:p>
          </table:table-cell>
          <table:table-cell office:value-type="string">
            <text:p>tijd hebben om (perf.)</text:p>
          </table:table-cell>
        </table:table-row>
        <table:table-row table:style-name="ro1">
          <table:table-cell/>
          <table:table-cell office:value-type="string">
            <text:p>зарывать</text:p>
          </table:table-cell>
          <table:table-cell office:value-type="string">
            <text:p>begraven</text:p>
          </table:table-cell>
        </table:table-row>
        <table:table-row table:style-name="ro1">
          <table:table-cell/>
          <table:table-cell office:value-type="string">
            <text:p>недоуменный</text:p>
          </table:table-cell>
          <table:table-cell office:value-type="string">
            <text:p>perplex, verbaasd, verwonderd</text:p>
          </table:table-cell>
        </table:table-row>
        <table:table-row table:style-name="ro1">
          <table:table-cell/>
          <table:table-cell office:value-type="string">
            <text:p>замешательство</text:p>
          </table:table-cell>
          <table:table-cell office:value-type="string">
            <text:p>beschaamd</text:p>
          </table:table-cell>
        </table:table-row>
        <table:table-row table:style-name="ro1">
          <table:table-cell/>
          <table:table-cell office:value-type="string">
            <text:p>земля</text:p>
          </table:table-cell>
          <table:table-cell office:value-type="string">
            <text:p>grond, aarde, land</text:p>
          </table:table-cell>
        </table:table-row>
        <table:table-row table:style-name="ro1">
          <table:table-cell/>
          <table:table-cell office:value-type="string">
            <text:p>глубже</text:p>
          </table:table-cell>
          <table:table-cell office:value-type="string">
            <text:p>dieper</text:p>
          </table:table-cell>
        </table:table-row>
        <table:table-row table:style-name="ro1">
          <table:table-cell/>
          <table:table-cell office:value-type="string">
            <text:p>болшебник</text:p>
          </table:table-cell>
          <table:table-cell office:value-type="string">
            <text:p>tovenaar</text:p>
          </table:table-cell>
        </table:table-row>
        <table:table-row table:style-name="ro1">
          <table:table-cell/>
          <table:table-cell office:value-type="string">
            <text:p>болшебный</text:p>
          </table:table-cell>
          <table:table-cell office:value-type="string">
            <text:p>magisch, betoverend, tover-</text:p>
          </table:table-cell>
        </table:table-row>
        <table:table-row table:style-name="ro1">
          <table:table-cell/>
          <table:table-cell office:value-type="string">
            <text:p>зерно [mv: зёрен]</text:p>
          </table:table-cell>
          <table:table-cell office:value-type="string">
            <text:p>zaadje, graantje</text:p>
          </table:table-cell>
        </table:table-row>
        <table:table-row table:style-name="ro1">
          <table:table-cell/>
          <table:table-cell office:value-type="string">
            <text:p>спящий</text:p>
          </table:table-cell>
          <table:table-cell office:value-type="string">
            <text:p>slapend</text:p>
          </table:table-cell>
        </table:table-row>
        <table:table-row table:style-name="ro1">
          <table:table-cell/>
          <table:table-cell office:value-type="string">
            <text:p>любопытство</text:p>
          </table:table-cell>
          <table:table-cell office:value-type="string">
            <text:p>nieuwsgierigheid</text:p>
          </table:table-cell>
        </table:table-row>
        <table:table-row table:style-name="ro1">
          <table:table-cell/>
          <table:table-cell office:value-type="string">
            <text:p>заглядывать</text:p>
          </table:table-cell>
          <table:table-cell office:value-type="string">
            <text:p>kijken in, kijken naar</text:p>
          </table:table-cell>
        </table:table-row>
        <table:table-row table:style-name="ro1">
          <table:table-cell/>
          <table:table-cell office:value-type="string">
            <text:p>вниз</text:p>
          </table:table-cell>
          <table:table-cell office:value-type="string">
            <text:p>(naar) beneden</text:p>
          </table:table-cell>
        </table:table-row>
        <table:table-row table:style-name="ro1">
          <table:table-cell/>
          <table:table-cell office:value-type="string">
            <text:p>вставать</text:p>
          </table:table-cell>
          <table:table-cell office:value-type="string">
            <text:p>opstaan</text:p>
          </table:table-cell>
        </table:table-row>
        <table:table-row table:style-name="ro1">
          <table:table-cell/>
          <table:table-cell office:value-type="string">
            <text:p>дорогой</text:p>
          </table:table-cell>
          <table:table-cell office:value-type="string">
            <text:p>(mijn) beste, lieveling, schat</text:p>
          </table:table-cell>
        </table:table-row>
        <table:table-row table:style-name="ro1">
          <table:table-cell/>
          <table:table-cell office:value-type="string">
            <text:p>прорастать</text:p>
          </table:table-cell>
          <table:table-cell office:value-type="string">
            <text:p>groeien, opkomen, uitkomen, ontkiemen</text:p>
          </table:table-cell>
        </table:table-row>
        <table:table-row table:style-name="ro1">
          <table:table-cell/>
          <table:table-cell office:value-type="string">
            <text:p>появляться</text:p>
          </table:table-cell>
          <table:table-cell office:value-type="string">
            <text:p>verschijnen, tevoorschijn komen, zich laten zi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6</text:p>
          </table:table-cell>
          <table:table-cell office:value-type="string">
            <text:p>эта'ж (2e nv: этажа')</text:p>
          </table:table-cell>
          <table:table-cell office:value-type="string">
            <text:p>etage, verdieping</text:p>
          </table:table-cell>
        </table:table-row>
        <table:table-row table:style-name="ro1">
          <table:table-cell/>
          <table:table-cell office:value-type="string">
            <text:p>длинный</text:p>
          </table:table-cell>
          <table:table-cell office:value-type="string">
            <text:p>lang</text:p>
          </table:table-cell>
        </table:table-row>
        <table:table-row table:style-name="ro1">
          <table:table-cell/>
          <table:table-cell office:value-type="string">
            <text:p>широ'кий</text:p>
          </table:table-cell>
          <table:table-cell office:value-type="string">
            <text:p>breed, wijd</text:p>
          </table:table-cell>
        </table:table-row>
        <table:table-row table:style-name="ro1">
          <table:table-cell/>
          <table:table-cell office:value-type="string">
            <text:p>ме'бель (ж)</text:p>
          </table:table-cell>
          <table:table-cell office:value-type="string">
            <text:p>meubels</text:p>
          </table:table-cell>
        </table:table-row>
        <table:table-row table:style-name="ro1">
          <table:table-cell/>
          <table:table-cell office:value-type="string">
            <text:p>шкаф</text:p>
          </table:table-cell>
          <table:table-cell office:value-type="string">
            <text:p>kast</text:p>
          </table:table-cell>
        </table:table-row>
        <table:table-row table:style-name="ro1">
          <table:table-cell/>
          <table:table-cell office:value-type="string">
            <text:p>оде'жда</text:p>
          </table:table-cell>
          <table:table-cell office:value-type="string">
            <text:p>kleding</text:p>
          </table:table-cell>
        </table:table-row>
        <table:table-row table:style-name="ro1">
          <table:table-cell/>
          <table:table-cell table:style-name="ce2" office:value-type="string">
            <text:p>коне'ц (2e nv: конца')</text:p>
          </table:table-cell>
          <table:table-cell office:value-type="string">
            <text:p>eind</text:p>
          </table:table-cell>
        </table:table-row>
        <table:table-row table:style-name="ro1">
          <table:table-cell/>
          <table:table-cell office:value-type="string">
            <text:p>стена'</text:p>
          </table:table-cell>
          <table:table-cell office:value-type="string">
            <text:p>muur</text:p>
          </table:table-cell>
        </table:table-row>
        <table:table-row table:style-name="ro1">
          <table:table-cell/>
          <table:table-cell office:value-type="string">
            <text:p>дверь (ж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све'тлый</text:p>
          </table:table-cell>
          <table:table-cell office:value-type="string">
            <text:p>licht</text:p>
          </table:table-cell>
        </table:table-row>
        <table:table-row table:style-name="ro1">
          <table:table-cell/>
          <table:table-cell office:value-type="string">
            <text:p>сле'ва (от)</text:p>
          </table:table-cell>
          <table:table-cell office:value-type="string">
            <text:p>links (van)</text:p>
          </table:table-cell>
        </table:table-row>
        <table:table-row table:style-name="ro1">
          <table:table-cell/>
          <table:table-cell office:value-type="string">
            <text:p>у'жинать</text:p>
          </table:table-cell>
          <table:table-cell office:value-type="string">
            <text:p>eten ('s avonds)</text:p>
          </table:table-cell>
        </table:table-row>
        <table:table-row table:style-name="ro1">
          <table:table-cell/>
          <table:table-cell office:value-type="string">
            <text:p>спра'ва (от)</text:p>
          </table:table-cell>
          <table:table-cell office:value-type="string">
            <text:p>rechts (van)</text:p>
          </table:table-cell>
        </table:table-row>
        <table:table-row table:style-name="ro1">
          <table:table-cell/>
          <table:table-cell office:value-type="string">
            <text:p>ку'хонный</text:p>
          </table:table-cell>
          <table:table-cell office:value-type="string">
            <text:p>keuken-</text:p>
          </table:table-cell>
        </table:table-row>
        <table:table-row table:style-name="ro1">
          <table:table-cell/>
          <table:table-cell office:value-type="string">
            <text:p>га'зовая плита'</text:p>
          </table:table-cell>
          <table:table-cell office:value-type="string">
            <text:p>gasfornuis</text:p>
          </table:table-cell>
        </table:table-row>
        <table:table-row table:style-name="ro1">
          <table:table-cell/>
          <table:table-cell office:value-type="string">
            <text:p>гости'ная</text:p>
          </table:table-cell>
          <table:table-cell office:value-type="string">
            <text:p>zitkamer, woonkamer</text:p>
          </table:table-cell>
        </table:table-row>
        <table:table-row table:style-name="ro1">
          <table:table-cell/>
          <table:table-cell office:value-type="string">
            <text:p>мно'го [+2e nv]</text:p>
          </table:table-cell>
          <table:table-cell office:value-type="string">
            <text:p>veel</text:p>
          </table:table-cell>
        </table:table-row>
        <table:table-row table:style-name="ro1">
          <table:table-cell/>
          <table:table-cell office:value-type="string">
            <text:p>тахта'</text:p>
          </table:table-cell>
          <table:table-cell office:value-type="string">
            <text:p>bank</text:p>
          </table:table-cell>
        </table:table-row>
        <table:table-row table:style-name="ro1">
          <table:table-cell/>
          <table:table-cell office:value-type="string">
            <text:p>крова'ть (ж)</text:p>
          </table:table-cell>
          <table:table-cell office:value-type="string">
            <text:p>bed</text:p>
          </table:table-cell>
        </table:table-row>
        <table:table-row table:style-name="ro1">
          <table:table-cell/>
          <table:table-cell office:value-type="string">
            <text:p>спать (я сплю, ты спишь, они' спят, verl. t. vrl. спала')</text:p>
          </table:table-cell>
          <table:table-cell office:value-type="string">
            <text:p>slapen</text:p>
          </table:table-cell>
        </table:table-row>
        <table:table-row table:style-name="ro1">
          <table:table-cell/>
          <table:table-cell office:value-type="string">
            <text:p>пи'сьменный стол</text:p>
          </table:table-cell>
          <table:table-cell office:value-type="string">
            <text:p>bureau, schrijftafel</text:p>
          </table:table-cell>
        </table:table-row>
        <table:table-row table:style-name="ro1">
          <table:table-cell/>
          <table:table-cell office:value-type="string">
            <text:p>посреди'ну [+2e nv]</text:p>
          </table:table-cell>
          <table:table-cell office:value-type="string">
            <text:p>in het midden (van)</text:p>
          </table:table-cell>
        </table:table-row>
        <table:table-row table:style-name="ro1">
          <table:table-cell/>
          <table:table-cell office:value-type="string">
            <text:p>вокруг [+ 2e nv]</text:p>
          </table:table-cell>
          <table:table-cell office:value-type="string">
            <text:p>rondom, eromheen</text:p>
          </table:table-cell>
        </table:table-row>
        <table:table-row table:style-name="ro1">
          <table:table-cell/>
          <table:table-cell office:value-type="string">
            <text:p>та'кже</text:p>
          </table:table-cell>
          <table:table-cell office:value-type="string">
            <text:p>ook nog, bovendien, tevens</text:p>
          </table:table-cell>
        </table:table-row>
        <table:table-row table:style-name="ro1">
          <table:table-cell/>
          <table:table-cell office:value-type="string">
            <text:p>сто'лик</text:p>
          </table:table-cell>
          <table:table-cell office:value-type="string">
            <text:p>tafeltje</text:p>
          </table:table-cell>
        </table:table-row>
        <table:table-row table:style-name="ro1">
          <table:table-cell/>
          <table:table-cell office:value-type="string">
            <text:p>кни'жный</text:p>
          </table:table-cell>
          <table:table-cell office:value-type="string">
            <text:p>boeken-</text:p>
          </table:table-cell>
        </table:table-row>
        <table:table-row table:style-name="ro1">
          <table:table-cell/>
          <table:table-cell office:value-type="string">
            <text:p>ую'тный</text:p>
          </table:table-cell>
          <table:table-cell office:value-type="string">
            <text:p>gezellig, behaaglijk</text:p>
          </table:table-cell>
        </table:table-row>
        <table:table-row table:style-name="ro1">
          <table:table-cell/>
          <table:table-cell office:value-type="string">
            <text:p>ма'ло [+2e nv]</text:p>
          </table:table-cell>
          <table:table-cell office:value-type="string">
            <text:p>weinig</text:p>
          </table:table-cell>
        </table:table-row>
        <table:table-row table:style-name="ro1">
          <table:table-cell/>
          <table:table-cell office:value-type="string">
            <text:p>ва'нная (ко'мната)</text:p>
          </table:table-cell>
          <table:table-cell office:value-type="string">
            <text:p>badkamer</text:p>
          </table:table-cell>
        </table:table-row>
        <table:table-row table:style-name="ro1">
          <table:table-cell/>
          <table:table-cell office:value-type="string">
            <text:p>ва'нна</text:p>
          </table:table-cell>
          <table:table-cell office:value-type="string">
            <text:p>badkuip</text:p>
          </table:table-cell>
        </table:table-row>
        <table:table-row table:style-name="ro1">
          <table:table-cell/>
          <table:table-cell office:value-type="string">
            <text:p>умыва'льник</text:p>
          </table:table-cell>
          <table:table-cell office:value-type="string">
            <text:p>wastafel</text:p>
          </table:table-cell>
        </table:table-row>
        <table:table-row table:style-name="ro1">
          <table:table-cell/>
          <table:table-cell office:value-type="string">
            <text:p>убо'рная</text:p>
          </table:table-cell>
          <table:table-cell office:value-type="string">
            <text:p>toilet, w.c.</text:p>
          </table:table-cell>
        </table:table-row>
        <table:table-row table:style-name="ro1">
          <table:table-cell/>
          <table:table-cell office:value-type="string">
            <text:p>че'рез [+4e nv]</text:p>
          </table:table-cell>
          <table:table-cell office:value-type="string">
            <text:p>door, door ... heen</text:p>
          </table:table-cell>
        </table:table-row>
        <table:table-row table:style-name="ro1">
          <table:table-cell/>
          <table:table-cell office:value-type="string">
            <text:p>отдыха'ть</text:p>
          </table:table-cell>
          <table:table-cell office:value-type="string">
            <text:p>uitrust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7</text:p>
          </table:table-cell>
          <table:table-cell office:value-type="string">
            <text:p>кафе'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официа'нт</text:p>
          </table:table-cell>
          <table:table-cell office:value-type="string">
            <text:p>kelner, ober</text:p>
          </table:table-cell>
        </table:table-row>
        <table:table-row table:style-name="ro1">
          <table:table-cell/>
          <table:table-cell office:value-type="string">
            <text:p>меню'</text:p>
          </table:table-cell>
          <table:table-cell office:value-type="string">
            <text:p>menu</text:p>
          </table:table-cell>
        </table:table-row>
        <table:table-row table:style-name="ro1">
          <table:table-cell/>
          <table:table-cell office:value-type="string">
            <text:p>ко'фе</text:p>
          </table:table-cell>
          <table:table-cell office:value-type="string">
            <text:p>koffie</text:p>
          </table:table-cell>
        </table:table-row>
        <table:table-row table:style-name="ro1">
          <table:table-cell/>
          <table:table-cell office:value-type="string">
            <text:p>минера'льная вода'</text:p>
          </table:table-cell>
          <table:table-cell office:value-type="string">
            <text:p>mineraalwater</text:p>
          </table:table-cell>
        </table:table-row>
        <table:table-row table:style-name="ro1">
          <table:table-cell/>
          <table:table-cell office:value-type="string">
            <text:p>тури‘стка</text:p>
          </table:table-cell>
          <table:table-cell office:value-type="string">
            <text:p>toeriste</text:p>
          </table:table-cell>
        </table:table-row>
        <table:table-row table:style-name="ro1">
          <table:table-cell/>
          <table:table-cell office:value-type="string">
            <text:p>стака'н</text:p>
          </table:table-cell>
          <table:table-cell office:value-type="string">
            <text:p>glas (water-, limonade-)</text:p>
          </table:table-cell>
        </table:table-row>
        <table:table-row table:style-name="ro1">
          <table:table-cell/>
          <table:table-cell office:value-type="string">
            <text:p>ча'шка</text:p>
          </table:table-cell>
          <table:table-cell office:value-type="string">
            <text:p>kop, kopje</text:p>
          </table:table-cell>
        </table:table-row>
        <table:table-row table:style-name="ro1">
          <table:table-cell/>
          <table:table-cell office:value-type="string">
            <text:p>скажи'те</text:p>
          </table:table-cell>
          <table:table-cell office:value-type="string">
            <text:p>zegt u eens, zeg, kunt u mij zeggen</text:p>
          </table:table-cell>
        </table:table-row>
        <table:table-row table:style-name="ro1">
          <table:table-cell/>
          <table:table-cell office:value-type="string">
            <text:p>све'жий</text:p>
          </table:table-cell>
          <table:table-cell office:value-type="string">
            <text:p>vers, fris</text:p>
          </table:table-cell>
        </table:table-row>
        <table:table-row table:style-name="ro1">
          <table:table-cell/>
          <table:table-cell office:value-type="string">
            <text:p>то'лько</text:p>
          </table:table-cell>
          <table:table-cell office:value-type="string">
            <text:p>alleen, slechts, pas</text:p>
          </table:table-cell>
        </table:table-row>
        <table:table-row table:style-name="ro1">
          <table:table-cell/>
          <table:table-cell office:value-type="string">
            <text:p>покупа'тель</text:p>
          </table:table-cell>
          <table:table-cell office:value-type="string">
            <text:p>koper, klant</text:p>
          </table:table-cell>
        </table:table-row>
        <table:table-row table:style-name="ro1">
          <table:table-cell/>
          <table:table-cell office:value-type="string">
            <text:p>портре'т</text:p>
          </table:table-cell>
          <table:table-cell office:value-type="string">
            <text:p>portret</text:p>
          </table:table-cell>
        </table:table-row>
        <table:table-row table:style-name="ro1">
          <table:table-cell table:style-name="ce1"/>
          <table:table-cell office:value-type="string">
            <text:p>лицо'</text:p>
          </table:table-cell>
          <table:table-cell office:value-type="string">
            <text:p>gezicht</text:p>
          </table:table-cell>
        </table:table-row>
        <table:table-row table:style-name="ro1">
          <table:table-cell/>
          <table:table-cell office:value-type="string">
            <text:p>глаз (mv: глаза')</text:p>
          </table:table-cell>
          <table:table-cell office:value-type="string">
            <text:p>oog</text:p>
          </table:table-cell>
        </table:table-row>
        <table:table-row table:style-name="ro1">
          <table:table-cell/>
          <table:table-cell office:value-type="string">
            <text:p>се'рый</text:p>
          </table:table-cell>
          <table:table-cell office:value-type="string">
            <text:p>grijs</text:p>
          </table:table-cell>
        </table:table-row>
        <table:table-row table:style-name="ro1">
          <table:table-cell/>
          <table:table-cell office:value-type="string">
            <text:p>серьёзный</text:p>
          </table:table-cell>
          <table:table-cell office:value-type="string">
            <text:p>serieus, ernstig</text:p>
          </table:table-cell>
        </table:table-row>
        <table:table-row table:style-name="ro1">
          <table:table-cell/>
          <table:table-cell office:value-type="string">
            <text:p>нос</text:p>
          </table:table-cell>
          <table:table-cell office:value-type="string">
            <text:p>neus</text:p>
          </table:table-cell>
        </table:table-row>
        <table:table-row table:style-name="ro1">
          <table:table-cell/>
          <table:table-cell office:value-type="string">
            <text:p>немно'го [+2e nv]</text:p>
          </table:table-cell>
          <table:table-cell office:value-type="string">
            <text:p>een beetje</text:p>
          </table:table-cell>
        </table:table-row>
        <table:table-row table:style-name="ro1">
          <table:table-cell/>
          <table:table-cell office:value-type="string">
            <text:p>криво'й</text:p>
          </table:table-cell>
          <table:table-cell office:value-type="string">
            <text:p>scheef</text:p>
          </table:table-cell>
        </table:table-row>
        <table:table-row table:style-name="ro1">
          <table:table-cell/>
          <table:table-cell office:value-type="string">
            <text:p>рот (2e nv: рта)</text:p>
          </table:table-cell>
          <table:table-cell office:value-type="string">
            <text:p>mond</text:p>
          </table:table-cell>
        </table:table-row>
        <table:table-row table:style-name="ro1">
          <table:table-cell/>
          <table:table-cell office:value-type="string">
            <text:p>како'й ...</text:p>
          </table:table-cell>
          <table:table-cell office:value-type="string">
            <text:p>wat een ...</text:p>
          </table:table-cell>
        </table:table-row>
        <table:table-row table:style-name="ro1">
          <table:table-cell/>
          <table:table-cell office:value-type="string">
            <text:p>зуб</text:p>
          </table:table-cell>
          <table:table-cell office:value-type="string">
            <text:p>tand, kies</text:p>
          </table:table-cell>
        </table:table-row>
        <table:table-row table:style-name="ro1">
          <table:table-cell/>
          <table:table-cell office:value-type="string">
            <text:p>как ...</text:p>
          </table:table-cell>
          <table:table-cell office:value-type="string">
            <text:p>wat ...</text:p>
          </table:table-cell>
        </table:table-row>
        <table:table-row table:style-name="ro1">
          <table:table-cell/>
          <table:table-cell office:value-type="string">
            <text:p>жаль</text:p>
          </table:table-cell>
          <table:table-cell office:value-type="string">
            <text:p>jammer</text:p>
          </table:table-cell>
        </table:table-row>
        <table:table-row table:style-name="ro1">
          <table:table-cell/>
          <table:table-cell office:value-type="string">
            <text:p>во'лос</text:p>
          </table:table-cell>
          <table:table-cell office:value-type="string">
            <text:p>haar</text:p>
          </table:table-cell>
        </table:table-row>
        <table:table-row table:style-name="ro1">
          <table:table-cell/>
          <table:table-cell office:value-type="string">
            <text:p>рост</text:p>
          </table:table-cell>
          <table:table-cell office:value-type="string">
            <text:p>lengte, postuur</text:p>
          </table:table-cell>
        </table:table-row>
        <table:table-row table:style-name="ro1">
          <table:table-cell/>
          <table:table-cell office:value-type="string">
            <text:p>ни ... ни ...</text:p>
          </table:table-cell>
          <table:table-cell office:value-type="string">
            <text:p>noch ... noch ...</text:p>
          </table:table-cell>
        </table:table-row>
        <table:table-row table:style-name="ro1">
          <table:table-cell/>
          <table:table-cell office:value-type="string">
            <text:p>худо'й</text:p>
          </table:table-cell>
          <table:table-cell office:value-type="string">
            <text:p>mager</text:p>
          </table:table-cell>
        </table:table-row>
        <table:table-row table:style-name="ro1">
          <table:table-cell/>
          <table:table-cell office:value-type="string">
            <text:p>то'лстый</text:p>
          </table:table-cell>
          <table:table-cell office:value-type="string">
            <text:p>dik</text:p>
          </table:table-cell>
        </table:table-row>
        <table:table-row table:style-name="ro1">
          <table:table-cell/>
          <table:table-cell office:value-type="string">
            <text:p>пра'вда</text:p>
          </table:table-cell>
          <table:table-cell office:value-type="string">
            <text:p>waarheid, waarachtig, het is waar, weliswaar</text:p>
          </table:table-cell>
        </table:table-row>
        <table:table-row table:style-name="ro1">
          <table:table-cell/>
          <table:table-cell office:value-type="string">
            <text:p>коро'ткий</text:p>
          </table:table-cell>
          <table:table-cell office:value-type="string">
            <text:p>kort</text:p>
          </table:table-cell>
        </table:table-row>
        <table:table-row table:style-name="ro1">
          <table:table-cell/>
          <table:table-cell office:value-type="string">
            <text:p>нога'</text:p>
          </table:table-cell>
          <table:table-cell office:value-type="string">
            <text:p>been, voet</text:p>
          </table:table-cell>
        </table:table-row>
        <table:table-row table:style-name="ro1">
          <table:table-cell/>
          <table:table-cell office:value-type="string">
            <text:p>наоборо'т</text:p>
          </table:table-cell>
          <table:table-cell office:value-type="string">
            <text:p>daarentegen</text:p>
          </table:table-cell>
        </table:table-row>
        <table:table-row table:style-name="ro1">
          <table:table-cell/>
          <table:table-cell office:value-type="string">
            <text:p>рука'</text:p>
          </table:table-cell>
          <table:table-cell office:value-type="string">
            <text:p>arm, hand</text:p>
          </table:table-cell>
        </table:table-row>
        <table:table-row table:style-name="ro1">
          <table:table-cell/>
          <table:table-cell office:value-type="string">
            <text:p>школьнвый</text:p>
          </table:table-cell>
          <table:table-cell office:value-type="string">
            <text:p>school-</text:p>
          </table:table-cell>
        </table:table-row>
        <table:table-row table:style-name="ro1">
          <table:table-cell/>
          <table:table-cell office:value-type="string">
            <text:p>вдруг</text:p>
          </table:table-cell>
          <table:table-cell office:value-type="string">
            <text:p>plotseling</text:p>
          </table:table-cell>
        </table:table-row>
        <table:table-row table:style-name="ro1">
          <table:table-cell/>
          <table:table-cell office:value-type="string">
            <text:p>что-то</text:p>
          </table:table-cell>
          <table:table-cell office:value-type="string">
            <text:p>iets</text:p>
          </table:table-cell>
        </table:table-row>
        <table:table-row table:style-name="ro1">
          <table:table-cell/>
          <table:table-cell office:value-type="string">
            <text:p>писа'ть (пишу', пи'шешь)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год</text:p>
          </table:table-cell>
          <table:table-cell office:value-type="string">
            <text:p>jaar</text:p>
          </table:table-cell>
        </table:table-row>
        <table:table-row table:style-name="ro1">
          <table:table-cell/>
          <table:table-cell office:value-type="string">
            <text:p>исто'рия</text:p>
          </table:table-cell>
          <table:table-cell office:value-type="string">
            <text:p>geschiedenis</text:p>
          </table:table-cell>
        </table:table-row>
        <table:table-row table:style-name="ro1">
          <table:table-cell/>
          <table:table-cell office:value-type="string">
            <text:p>небольшо'й</text:p>
          </table:table-cell>
          <table:table-cell office:value-type="string">
            <text:p>niet zo groot, klein</text:p>
          </table:table-cell>
        </table:table-row>
        <table:table-row table:style-name="ro1">
          <table:table-cell/>
          <table:table-cell office:value-type="string">
            <text:p>оди'н</text:p>
          </table:table-cell>
          <table:table-cell office:value-type="string">
            <text:p>één, een of andere, een zeke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8</text:p>
          </table:table-cell>
          <table:table-cell office:value-type="string">
            <text:p>прие'хать (perf.)</text:p>
          </table:table-cell>
          <table:table-cell office:value-type="string">
            <text:p>aankomen, arriveren (perf.)</text:p>
          </table:table-cell>
        </table:table-row>
        <table:table-row table:style-name="ro1">
          <table:table-cell/>
          <table:table-cell office:value-type="string">
            <text:p>о'тпуск (mv: отпуска')</text:p>
          </table:table-cell>
          <table:table-cell office:value-type="string">
            <text:p>vakantie</text:p>
          </table:table-cell>
        </table:table-row>
        <table:table-row table:style-name="ro1">
          <table:table-cell/>
          <table:table-cell office:value-type="string">
            <text:p>о'тдых</text:p>
          </table:table-cell>
          <table:table-cell office:value-type="string">
            <text:p>rust</text:p>
          </table:table-cell>
        </table:table-row>
        <table:table-row table:style-name="ro1">
          <table:table-cell/>
          <table:table-cell office:value-type="string">
            <text:p>отдыха'ть / отдохну'ть</text:p>
          </table:table-cell>
          <table:table-cell office:value-type="string">
            <text:p>uitrusten, vakantie houden</text:p>
          </table:table-cell>
        </table:table-row>
        <table:table-row table:style-name="ro1">
          <table:table-cell/>
          <table:table-cell office:value-type="string">
            <text:p>встреча'ть / встре'тить</text:p>
          </table:table-cell>
          <table:table-cell office:value-type="string">
            <text:p>ontmoeten, tegenkomen, afhalen</text:p>
          </table:table-cell>
        </table:table-row>
        <table:table-row table:style-name="ro1">
          <table:table-cell/>
          <table:table-cell office:value-type="string">
            <text:p>во вре'мя (+2e nv.)</text:p>
          </table:table-cell>
          <table:table-cell office:value-type="string">
            <text:p>ешовуты</text:p>
          </table:table-cell>
        </table:table-row>
        <table:table-row table:style-name="ro1">
          <table:table-cell/>
          <table:table-cell office:value-type="string">
            <text:p>расска'зывать / рассказа'ть</text:p>
          </table:table-cell>
          <table:table-cell office:value-type="string">
            <text:p>vertellen</text:p>
          </table:table-cell>
        </table:table-row>
        <table:table-row table:style-name="ro1">
          <table:table-cell/>
          <table:table-cell office:value-type="string">
            <text:p>ночь (ж)</text:p>
          </table:table-cell>
          <table:table-cell office:value-type="string">
            <text:p>nacht</text:p>
          </table:table-cell>
        </table:table-row>
        <table:table-row table:style-name="ro1">
          <table:table-cell/>
          <table:table-cell office:value-type="string">
            <text:p>пое'зд (mv: поезда')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собра'ние</text:p>
          </table:table-cell>
          <table:table-cell office:value-type="string">
            <text:p>vergadering</text:p>
          </table:table-cell>
        </table:table-row>
        <table:table-row table:style-name="ro1">
          <table:table-cell/>
          <table:table-cell office:value-type="string">
            <text:p>встава'ть / встать</text:p>
          </table:table-cell>
          <table:table-cell office:value-type="string">
            <text:p>opstaan</text:p>
          </table:table-cell>
        </table:table-row>
        <table:table-row table:style-name="ro1">
          <table:table-cell/>
          <table:table-cell office:value-type="string">
            <text:p>пла'тье</text:p>
          </table:table-cell>
          <table:table-cell office:value-type="string">
            <text:p>jurk</text:p>
          </table:table-cell>
        </table:table-row>
        <table:table-row table:style-name="ro1">
          <table:table-cell/>
          <table:table-cell table:style-name="ce3" office:value-type="string">
            <text:p>кани'кулы (mv.)</text:p>
          </table:table-cell>
          <table:table-cell office:value-type="string">
            <text:p>vakantie</text:p>
          </table:table-cell>
        </table:table-row>
        <table:table-row table:style-name="ro1">
          <table:table-cell/>
          <table:table-cell office:value-type="string">
            <text:p>поня'тно</text:p>
          </table:table-cell>
          <table:table-cell office:value-type="string">
            <text:p>begrijpelijk, logis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9</text:p>
          </table:table-cell>
          <table:table-cell office:value-type="string">
            <text:p>вздыха'ть / вздохну'ть</text:p>
          </table:table-cell>
          <table:table-cell office:value-type="string">
            <text:p>zuchten</text:p>
          </table:table-cell>
        </table:table-row>
        <table:table-row table:style-name="ro1">
          <table:table-cell/>
          <table:table-cell office:value-type="string">
            <text:p>давно'</text:p>
          </table:table-cell>
          <table:table-cell office:value-type="string">
            <text:p>sinds lange tijd, al lang, lang geleden</text:p>
          </table:table-cell>
        </table:table-row>
        <table:table-row table:style-name="ro1">
          <table:table-cell/>
          <table:table-cell office:value-type="string">
            <text:p>вспомина'ть / вспо'мнить</text:p>
          </table:table-cell>
          <table:table-cell office:value-type="string">
            <text:p>terugdenken aan, zich herinneren</text:p>
          </table:table-cell>
        </table:table-row>
        <table:table-row table:style-name="ro1">
          <table:table-cell/>
          <table:table-cell office:value-type="string">
            <text:p>дере'вня</text:p>
          </table:table-cell>
          <table:table-cell office:value-type="string">
            <text:p>dorp</text:p>
          </table:table-cell>
        </table:table-row>
        <table:table-row table:style-name="ro1">
          <table:table-cell/>
          <table:table-cell office:value-type="string">
            <text:p>в дере'вне</text:p>
          </table:table-cell>
          <table:table-cell office:value-type="string">
            <text:p>buiten, op het platteland</text:p>
          </table:table-cell>
        </table:table-row>
        <table:table-row table:style-name="ro1">
          <table:table-cell/>
          <table:table-cell office:value-type="string">
            <text:p>обы'чно</text:p>
          </table:table-cell>
          <table:table-cell office:value-type="string">
            <text:p>gewoonlijk</text:p>
          </table:table-cell>
        </table:table-row>
        <table:table-row table:style-name="ro1">
          <table:table-cell/>
          <table:table-cell office:value-type="string">
            <text:p>се'льское хозя'йство</text:p>
          </table:table-cell>
          <table:table-cell office:value-type="string">
            <text:p>landbouw(bedrijf)</text:p>
          </table:table-cell>
        </table:table-row>
        <table:table-row table:style-name="ro1">
          <table:table-cell/>
          <table:table-cell office:value-type="string">
            <text:p>агроно'м</text:p>
          </table:table-cell>
          <table:table-cell office:value-type="string">
            <text:p>landbouwkundige, landbouwer</text:p>
          </table:table-cell>
        </table:table-row>
        <table:table-row table:style-name="ro1">
          <table:table-cell/>
          <table:table-cell office:value-type="string">
            <text:p>специали'ст</text:p>
          </table:table-cell>
          <table:table-cell office:value-type="string">
            <text:p>specialist</text:p>
          </table:table-cell>
        </table:table-row>
        <table:table-row table:style-name="ro1">
          <table:table-cell/>
          <table:table-cell office:value-type="string">
            <text:p>иногда'</text:p>
          </table:table-cell>
          <table:table-cell office:value-type="string">
            <text:p>soms</text:p>
          </table:table-cell>
        </table:table-row>
        <table:table-row table:style-name="ro1">
          <table:table-cell/>
          <table:table-cell office:value-type="string">
            <text:p>статья' (mv: статьи')</text:p>
          </table:table-cell>
          <table:table-cell office:value-type="string">
            <text:p>artikel</text:p>
          </table:table-cell>
        </table:table-row>
        <table:table-row table:style-name="ro1">
          <table:table-cell/>
          <table:table-cell office:value-type="string">
            <text:p>расскажи'(те)</text:p>
          </table:table-cell>
          <table:table-cell office:value-type="string">
            <text:p>vertel</text:p>
          </table:table-cell>
        </table:table-row>
        <table:table-row table:style-name="ro1">
          <table:table-cell/>
          <table:table-cell office:value-type="string">
            <text:p>пого'да</text:p>
          </table:table-cell>
          <table:table-cell office:value-type="string">
            <text:p>het weer</text:p>
          </table:table-cell>
        </table:table-row>
        <table:table-row table:style-name="ro1">
          <table:table-cell/>
          <table:table-cell office:value-type="string">
            <text:p>по'ле</text:p>
          </table:table-cell>
          <table:table-cell office:value-type="string">
            <text:p>veld</text:p>
          </table:table-cell>
        </table:table-row>
        <table:table-row table:style-name="ro1">
          <table:table-cell/>
          <table:table-cell office:value-type="string">
            <text:p>приро'да</text:p>
          </table:table-cell>
          <table:table-cell office:value-type="string">
            <text:p>natuur</text:p>
          </table:table-cell>
        </table:table-row>
        <table:table-row table:style-name="ro1">
          <table:table-cell/>
          <table:table-cell office:value-type="string">
            <text:p>ша'хматы</text:p>
          </table:table-cell>
          <table:table-cell office:value-type="string">
            <text:p>schaakspel</text:p>
          </table:table-cell>
        </table:table-row>
        <table:table-row table:style-name="ro1">
          <table:table-cell/>
          <table:table-cell office:value-type="string">
            <text:p>ша'хмати'ст</text:p>
          </table:table-cell>
          <table:table-cell office:value-type="string">
            <text:p>schaker</text:p>
          </table:table-cell>
        </table:table-row>
        <table:table-row table:style-name="ro1">
          <table:table-cell/>
          <table:table-cell office:value-type="string">
            <text:p>биле'т</text:p>
          </table:table-cell>
          <table:table-cell office:value-type="string">
            <text:p>kaartje, biljet</text:p>
          </table:table-cell>
        </table:table-row>
        <table:table-row table:style-name="ro1">
          <table:table-cell/>
          <table:table-cell office:value-type="string">
            <text:p>клуб</text:p>
          </table:table-cell>
          <table:table-cell office:value-type="string">
            <text:p>club, clubgebouw</text:p>
          </table:table-cell>
        </table:table-row>
        <table:table-row table:style-name="ro1">
          <table:table-cell/>
          <table:table-cell office:value-type="string">
            <text:p>пока'зывать / показа'ть</text:p>
          </table:table-cell>
          <table:table-cell office:value-type="string">
            <text:p>tonen, vertonen, laten zien</text:p>
          </table:table-cell>
        </table:table-row>
        <table:table-row table:style-name="ro1">
          <table:table-cell/>
          <table:table-cell office:value-type="string">
            <text:p>вре'мя (onz.)</text:p>
          </table:table-cell>
          <table:table-cell office:value-type="string">
            <text:p>tijd</text:p>
          </table:table-cell>
        </table:table-row>
        <table:table-row table:style-name="ro1">
          <table:table-cell/>
          <table:table-cell office:value-type="string">
            <text:p>тогда'</text:p>
          </table:table-cell>
          <table:table-cell office:value-type="string">
            <text:p>toen, toendertijd, op dat moment, dan</text:p>
          </table:table-cell>
        </table:table-row>
        <table:table-row table:style-name="ro1">
          <table:table-cell/>
          <table:table-cell office:value-type="string">
            <text:p>никогда'</text:p>
          </table:table-cell>
          <table:table-cell office:value-type="string">
            <text:p>nooit</text:p>
          </table:table-cell>
        </table:table-row>
        <table:table-row table:style-name="ro1">
          <table:table-cell/>
          <table:table-cell office:value-type="string">
            <text:p>cчита'ть / сосчита'ть</text:p>
          </table:table-cell>
          <table:table-cell office:value-type="string">
            <text:p>tellen</text:p>
          </table:table-cell>
        </table:table-row>
        <table:table-row table:style-name="ro1">
          <table:table-cell/>
          <table:table-cell office:value-type="string">
            <text:p>ду'мать / поду'мать</text:p>
          </table:table-cell>
          <table:table-cell office:value-type="string">
            <text:p>denken</text:p>
          </table:table-cell>
        </table:table-row>
        <table:table-row table:style-name="ro1">
          <table:table-cell/>
          <table:table-cell office:value-type="string">
            <text:p>включа'ть / включи'ть</text:p>
          </table:table-cell>
          <table:table-cell office:value-type="string">
            <text:p>meenemen, aanzetten, starten, aansluiten</text:p>
          </table:table-cell>
        </table:table-row>
        <table:table-row table:style-name="ro1">
          <table:table-cell/>
          <table:table-cell office:value-type="string">
            <text:p>отвеча'ть / отве'тить</text:p>
          </table:table-cell>
          <table:table-cell office:value-type="string">
            <text:p>antwoorden</text:p>
          </table:table-cell>
        </table:table-row>
        <table:table-row table:style-name="ro1">
          <table:table-cell/>
          <table:table-cell office:value-type="string">
            <text:p>спра'шивать / спроси'ть</text:p>
          </table:table-cell>
          <table:table-cell office:value-type="string">
            <text:p>vragen</text:p>
          </table:table-cell>
        </table:table-row>
        <table:table-row table:style-name="ro1">
          <table:table-cell/>
          <table:table-cell office:value-type="string">
            <text:p>начина'ть / нача'ть</text:p>
          </table:table-cell>
          <table:table-cell office:value-type="string">
            <text:p>beginnen</text:p>
          </table:table-cell>
        </table:table-row>
        <table:table-row table:style-name="ro1">
          <table:table-cell/>
          <table:table-cell office:value-type="string">
            <text:p>понима'ть / поня'ть</text:p>
          </table:table-cell>
          <table:table-cell office:value-type="string">
            <text:p>begrijpen</text:p>
          </table:table-cell>
        </table:table-row>
        <table:table-row table:style-name="ro1">
          <table:table-cell/>
          <table:table-cell office:value-type="string">
            <text:p>говори'ть / сказа'ть</text:p>
          </table:table-cell>
          <table:table-cell office:value-type="string">
            <text:p>zeggen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Top500-1</text:p>
          </table:table-cell>
          <table:table-cell office:value-type="string">
            <text:p>мочь / смочь</text:p>
          </table:table-cell>
          <table:table-cell office:value-type="string">
            <text:p>kunnen</text:p>
          </table:table-cell>
        </table:table-row>
        <table:table-row table:style-name="ro3">
          <table:table-cell/>
          <table:table-cell office:value-type="string">
            <text:p>знать / узна'ть</text:p>
          </table:table-cell>
          <table:table-cell office:value-type="string">
            <text:p>weten, op de hoogte zijn van</text:p>
          </table:table-cell>
        </table:table-row>
        <table:table-row table:style-name="ro2">
          <table:table-cell/>
          <table:table-cell office:value-type="string">
            <text:p>станови'ться / стать</text:p>
          </table:table-cell>
          <table:table-cell office:value-type="string">
            <text:p>staan, komen, worden, beginnen te</text:p>
          </table:table-cell>
        </table:table-row>
        <table:table-row table:style-name="ro2">
          <table:table-cell/>
          <table:table-cell office:value-type="string">
            <text:p>есть / съесть</text:p>
          </table:table-cell>
          <table:table-cell office:value-type="string">
            <text:p>eten</text:p>
          </table:table-cell>
        </table:table-row>
        <table:table-row table:style-name="ro2">
          <table:table-cell/>
          <table:table-cell office:value-type="string">
            <text:p>хоте'ть / захоте'ть</text:p>
          </table:table-cell>
          <table:table-cell office:value-type="string">
            <text:p>willen</text:p>
          </table:table-cell>
        </table:table-row>
        <table:table-row table:style-name="ro2">
          <table:table-cell/>
          <table:table-cell office:value-type="string">
            <text:p>ви'деть / уви'деть</text:p>
          </table:table-cell>
          <table:table-cell office:value-type="string">
            <text:p>zien</text:p>
          </table:table-cell>
        </table:table-row>
        <table:table-row table:style-name="ro2">
          <table:table-cell/>
          <table:table-cell office:value-type="string">
            <text:p>идти' / пойти'</text:p>
          </table:table-cell>
          <table:table-cell office:value-type="string">
            <text:p>gaan, komen</text:p>
          </table:table-cell>
        </table:table-row>
        <table:table-row table:style-name="ro2">
          <table:table-cell/>
          <table:table-cell office:value-type="string">
            <text:p>стоя'ть / постоя'ть</text:p>
          </table:table-cell>
          <table:table-cell office:value-type="string">
            <text:p>staan, opstaan</text:p>
          </table:table-cell>
        </table:table-row>
        <table:table-row table:style-name="ro2">
          <table:table-cell/>
          <table:table-cell office:value-type="string">
            <text:p>ду'мать / поду'мать</text:p>
          </table:table-cell>
          <table:table-cell office:value-type="string">
            <text:p>denken</text:p>
          </table:table-cell>
        </table:table-row>
        <table:table-row table:style-name="ro2">
          <table:table-cell/>
          <table:table-cell office:value-type="string">
            <text:p>спра'шивать / спроси'ть</text:p>
          </table:table-cell>
          <table:table-cell office:value-type="string">
            <text:p>vragen (naar)</text:p>
          </table:table-cell>
        </table:table-row>
        <table:table-row table:style-name="ro2">
          <table:table-cell/>
          <table:table-cell office:value-type="string">
            <text:p>смотре'ть / посмотре'ть</text:p>
          </table:table-cell>
          <table:table-cell office:value-type="string">
            <text:p>kijken naar, zien, bekijken</text:p>
          </table:table-cell>
        </table:table-row>
        <table:table-row table:style-name="ro2">
          <table:table-cell/>
          <table:table-cell office:value-type="string">
            <text:p>сиде'ть / сесть</text:p>
          </table:table-cell>
          <table:table-cell office:value-type="string">
            <text:p>zitten</text:p>
          </table:table-cell>
        </table:table-row>
        <table:table-row table:style-name="ro2">
          <table:table-cell/>
          <table:table-cell office:value-type="string">
            <text:p>понима'ть / поня'ть</text:p>
          </table:table-cell>
          <table:table-cell office:value-type="string">
            <text:p>begrijpen, zich realiseren</text:p>
          </table:table-cell>
        </table:table-row>
        <table:table-row table:style-name="ro2">
          <table:table-cell/>
          <table:table-cell office:value-type="string">
            <text:p>име'ть</text:p>
          </table:table-cell>
          <table:table-cell office:value-type="string">
            <text:p>hebben, eigenaar zijn van</text:p>
          </table:table-cell>
        </table:table-row>
        <table:table-row table:style-name="ro2">
          <table:table-cell/>
          <table:table-cell office:value-type="string">
            <text:p>де'лать / сде'лать</text:p>
          </table:table-cell>
          <table:table-cell office:value-type="string">
            <text:p>doen, maken</text:p>
          </table:table-cell>
        </table:table-row>
        <table:table-row table:style-name="ro2">
          <table:table-cell/>
          <table:table-cell office:value-type="string">
            <text:p>брать / взять</text:p>
          </table:table-cell>
          <table:table-cell office:value-type="string">
            <text:p>nemen</text:p>
          </table:table-cell>
        </table:table-row>
        <table:table-row table:style-name="ro2">
          <table:table-cell/>
          <table:table-cell office:value-type="string">
            <text:p>каза'ться / показа'ться</text:p>
          </table:table-cell>
          <table:table-cell office:value-type="string">
            <text:p>lijken, verschijnen</text:p>
          </table:table-cell>
        </table:table-row>
        <table:table-row table:style-name="ro2">
          <table:table-cell/>
          <table:table-cell office:value-type="string">
            <text:p>дава'ть / дать</text:p>
          </table:table-cell>
          <table:table-cell office:value-type="string">
            <text:p>geven, laten, toestaan</text:p>
          </table:table-cell>
        </table:table-row>
        <table:table-row table:style-name="ro2">
          <table:table-cell/>
          <table:table-cell office:value-type="string">
            <text:p>остава'ться / оста'ться</text:p>
          </table:table-cell>
          <table:table-cell office:value-type="string">
            <text:p>blijven (staan)</text:p>
          </table:table-cell>
        </table:table-row>
        <table:table-row table:style-name="ro2">
          <table:table-cell/>
          <table:table-cell office:value-type="string">
            <text:p>рабо'тать / отрабо'тать</text:p>
          </table:table-cell>
          <table:table-cell office:value-type="string">
            <text:p>werken</text:p>
          </table:table-cell>
        </table:table-row>
        <table:table-row table:style-name="ro2">
          <table:table-cell/>
          <table:table-cell office:value-type="string">
            <text:p>люби'ть / полюби'ть</text:p>
          </table:table-cell>
          <table:table-cell office:value-type="string">
            <text:p>houden van</text:p>
          </table:table-cell>
        </table:table-row>
        <table:table-row table:style-name="ro2">
          <table:table-cell/>
          <table:table-cell office:value-type="string">
            <text:p>ока'зываться / оказа'ться</text:p>
          </table:table-cell>
          <table:table-cell office:value-type="string">
            <text:p>zich aantreffen, uitkomen</text:p>
          </table:table-cell>
        </table:table-row>
        <table:table-row table:style-name="ro2">
          <table:table-cell/>
          <table:table-cell office:value-type="string">
            <text:p>отвеча'ть / отве'тить</text:p>
          </table:table-cell>
          <table:table-cell office:value-type="string">
            <text:p>antwoorden</text:p>
          </table:table-cell>
        </table:table-row>
        <table:table-row table:style-name="ro2">
          <table:table-cell/>
          <table:table-cell office:value-type="string">
            <text:p>значить</text:p>
          </table:table-cell>
          <table:table-cell office:value-type="string">
            <text:p>betekenen</text:p>
          </table:table-cell>
        </table:table-row>
        <table:table-row table:style-name="ro2">
          <table:table-cell/>
          <table:table-cell office:value-type="string">
            <text:p>ждать / подожда'ть</text:p>
          </table:table-cell>
          <table:table-cell office:value-type="string">
            <text:p>wachten</text:p>
          </table:table-cell>
        </table:table-row>
        <table:table-row table:style-name="ro2">
          <table:table-cell/>
          <table:table-cell office:value-type="string">
            <text:p>лежа'ть / лечь (я ля'гу, ты ля'жешь, я лёг)</text:p>
          </table:table-cell>
          <table:table-cell office:value-type="string">
            <text:p>liggen</text:p>
          </table:table-cell>
        </table:table-row>
        <table:table-row table:style-name="ro2">
          <table:table-cell/>
          <table:table-cell office:value-type="string">
            <text:p>иска'ть / найти</text:p>
          </table:table-cell>
          <table:table-cell office:value-type="string">
            <text:p>vinden, ontdekken</text:p>
          </table:table-cell>
        </table:table-row>
        <table:table-row table:style-name="ro2">
          <table:table-cell/>
          <table:table-cell office:value-type="string">
            <text:p>писа'ть / написа'ть</text:p>
          </table:table-cell>
          <table:table-cell office:value-type="string">
            <text:p>schrijven</text:p>
          </table:table-cell>
        </table:table-row>
        <table:table-row table:style-name="ro2">
          <table:table-cell/>
          <table:table-cell office:value-type="string">
            <text:p>реша'ть / реши'ть</text:p>
          </table:table-cell>
          <table:table-cell office:value-type="string">
            <text:p>beslissen, oplossen</text:p>
          </table:table-cell>
        </table:table-row>
        <table:table-row table:style-name="ro2">
          <table:table-cell/>
          <table:table-cell office:value-type="string">
            <text:p>возвраща'ться / верну'ться</text:p>
          </table:table-cell>
          <table:table-cell office:value-type="string">
            <text:p>terugkomen</text:p>
          </table:table-cell>
        </table:table-row>
        <table:table-row table:style-name="ro2">
          <table:table-cell/>
          <table:table-cell office:value-type="string">
            <text:p>счита'ть / посчита'ть</text:p>
          </table:table-cell>
          <table:table-cell office:value-type="string">
            <text:p>tellen, rekening houden met</text:p>
          </table:table-cell>
        </table:table-row>
        <table:table-row table:style-name="ro2">
          <table:table-cell/>
          <table:table-cell office:value-type="string">
            <text:p>по'мнить / запо'мнить</text:p>
          </table:table-cell>
          <table:table-cell office:value-type="string">
            <text:p>denken aan</text:p>
          </table:table-cell>
        </table:table-row>
        <table:table-row table:style-name="ro2">
          <table:table-cell/>
          <table:table-cell office:value-type="string">
            <text:p>получа'ть / получи'ть</text:p>
          </table:table-cell>
          <table:table-cell office:value-type="string">
            <text:p>ontvangen, krijgen</text:p>
          </table:table-cell>
        </table:table-row>
        <table:table-row table:style-name="ro2">
          <table:table-cell/>
          <table:table-cell office:value-type="string">
            <text:p>ходи‘ть / пойти</text:p>
          </table:table-cell>
          <table:table-cell office:value-type="string">
            <text:p>gaan, lopen, wandelen</text:p>
          </table:table-cell>
        </table:table-row>
        <table:table-row table:style-name="ro2">
          <table:table-cell/>
          <table:table-cell office:value-type="string">
            <text:p>быва'ть / побыва'ть</text:p>
          </table:table-cell>
          <table:table-cell office:value-type="string">
            <text:p>bezoeken</text:p>
          </table:table-cell>
        </table:table-row>
        <table:table-row table:style-name="ro2">
          <table:table-cell/>
          <table:table-cell office:value-type="string">
            <text:p>приходи'ть / прийти'</text:p>
          </table:table-cell>
          <table:table-cell office:value-type="string">
            <text:p>aankomen, arriveren</text:p>
          </table:table-cell>
        </table:table-row>
        <table:table-row table:style-name="ro2">
          <table:table-cell/>
          <table:table-cell office:value-type="string">
            <text:p>узнава'ть / узна'ть</text:p>
          </table:table-cell>
          <table:table-cell office:value-type="string">
            <text:p>weten, leren, herkennen</text:p>
          </table:table-cell>
        </table:table-row>
        <table:table-row table:style-name="ro2">
          <table:table-cell/>
          <table:table-cell office:value-type="string">
            <text:p>замеча'ть / замети'ть</text:p>
          </table:table-cell>
          <table:table-cell office:value-type="string">
            <text:p>opmerken, observeren</text:p>
          </table:table-cell>
        </table:table-row>
        <table:table-row table:style-name="ro2">
          <table:table-cell/>
          <table:table-cell office:value-type="string">
            <text:p>уходи'ть / уйти</text:p>
          </table:table-cell>
          <table:table-cell office:value-type="string">
            <text:p>weggaan, vertrekken</text:p>
          </table:table-cell>
        </table:table-row>
        <table:table-row table:style-name="ro2">
          <table:table-cell/>
          <table:table-cell office:value-type="string">
            <text:p>слы'шать / услы'шать</text:p>
          </table:table-cell>
          <table:table-cell office:value-type="string">
            <text:p>kunnen horen</text:p>
          </table:table-cell>
        </table:table-row>
        <table:table-row table:style-name="ro2">
          <table:table-cell/>
          <table:table-cell office:value-type="string">
            <text:p>слушать / послушать</text:p>
          </table:table-cell>
          <table:table-cell office:value-type="string">
            <text:p>horen (van), luisteren (naar)</text:p>
          </table:table-cell>
        </table:table-row>
        <table:table-row table:style-name="ro2">
          <table:table-cell/>
          <table:table-cell office:value-type="string">
            <text:p>боя'ться / забоя'ться</text:p>
          </table:table-cell>
          <table:table-cell office:value-type="string">
            <text:p>bang zijn, vrezen</text:p>
          </table:table-cell>
        </table:table-row>
        <table:table-row table:style-name="ro2">
          <table:table-cell/>
          <table:table-cell office:value-type="string">
            <text:p>гляде'ть / погляде'ть</text:p>
          </table:table-cell>
          <table:table-cell office:value-type="string">
            <text:p>staren (naar)</text:p>
          </table:table-cell>
        </table:table-row>
        <table:table-row table:style-name="ro2">
          <table:table-cell/>
          <table:table-cell office:value-type="string">
            <text:p>чита'ть / прочита'ть</text:p>
          </table:table-cell>
          <table:table-cell office:value-type="string">
            <text:p>lezen</text:p>
          </table:table-cell>
        </table:table-row>
        <table:table-row table:style-name="ro2">
          <table:table-cell/>
          <table:table-cell office:value-type="string">
            <text:p>начина'ть / нача'ть</text:p>
          </table:table-cell>
          <table:table-cell office:value-type="string">
            <text:p>beginnen</text:p>
          </table:table-cell>
        </table:table-row>
        <table:table-row table:style-name="ro2">
          <table:table-cell/>
          <table:table-cell office:value-type="string">
            <text:p>чу'вствовать / почу'вствовать</text:p>
          </table:table-cell>
          <table:table-cell office:value-type="string">
            <text:p>voelen</text:p>
          </table:table-cell>
        </table:table-row>
        <table:table-row table:style-name="ro2">
          <table:table-cell/>
          <table:table-cell office:value-type="string">
            <text:p>вести' (я веду', ты ведёшь, я вёл) / повести'</text:p>
          </table:table-cell>
          <table:table-cell office:value-type="string">
            <text:p>leiden</text:p>
          </table:table-cell>
        </table:table-row>
        <table:table-row table:style-name="ro2">
          <table:table-cell/>
          <table:table-cell office:value-type="string">
            <text:p>успева'ть / успе'ть (я успе'ю, ты успе'ешь)</text:p>
          </table:table-cell>
          <table:table-cell office:value-type="string">
            <text:p>op tijd zijn, succesvol zijn</text:p>
          </table:table-cell>
        </table:table-row>
        <table:table-row table:style-name="ro2">
          <table:table-cell/>
          <table:table-cell office:value-type="string">
            <text:p>продолжа'ть / продо'лжить</text:p>
          </table:table-cell>
          <table:table-cell office:value-type="string">
            <text:p>doorgaan (met)</text:p>
          </table:table-cell>
        </table:table-row>
        <table:table-row table:style-name="ro2">
          <table:table-cell/>
          <table:table-cell office:value-type="string">
            <text:p>забыва'ть / забы'ть (я забу'ду, ты забу'дешь, я забы'л)</text:p>
          </table:table-cell>
          <table:table-cell office:value-type="string">
            <text:p>vergeten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p500-2</text:p>
          </table:table-cell>
          <table:table-cell office:value-type="string">
            <text:p>проходить / пройти</text:p>
          </table:table-cell>
          <table:table-cell office:value-type="string">
            <text:p>voorbij gaan, over zijn</text:p>
          </table:table-cell>
        </table:table-row>
        <table:table-row table:style-name="ro2">
          <table:table-cell/>
          <table:table-cell office:value-type="string">
            <text:p>появляться / появиться</text:p>
          </table:table-cell>
          <table:table-cell office:value-type="string">
            <text:p>verschijnen, tevoorschijn komen, zich laten zien</text:p>
          </table:table-cell>
        </table:table-row>
        <table:table-row table:style-name="ro2">
          <table:table-cell/>
          <table:table-cell office:value-type="string">
            <text:p>выходить / выйти</text:p>
          </table:table-cell>
          <table:table-cell office:value-type="string">
            <text:p>naar buiten gaan</text:p>
          </table:table-cell>
        </table:table-row>
        <table:table-row table:style-name="ro2">
          <table:table-cell/>
          <table:table-cell office:value-type="string">
            <text:p>просить / попросить</text:p>
          </table:table-cell>
          <table:table-cell office:value-type="string">
            <text:p>vragen (om)</text:p>
          </table:table-cell>
        </table:table-row>
        <table:table-row table:style-name="ro2">
          <table:table-cell/>
          <table:table-cell office:value-type="string">
            <text:p>пытаться / попытаться</text:p>
          </table:table-cell>
          <table:table-cell office:value-type="string">
            <text:p>proberen</text:p>
          </table:table-cell>
        </table:table-row>
        <table:table-row table:style-name="ro2">
          <table:table-cell/>
          <table:table-cell office:value-type="string">
            <text:p>показывать / показать</text:p>
          </table:table-cell>
          <table:table-cell office:value-type="string">
            <text:p>laten zien, uitstallen</text:p>
          </table:table-cell>
        </table:table-row>
        <table:table-row table:style-name="ro2">
          <table:table-cell/>
          <table:table-cell office:value-type="string">
            <text:p>вспомина'ть / вспо'мнить</text:p>
          </table:table-cell>
          <table:table-cell office:value-type="string">
            <text:p>(zich) herinneren, terugdenken aan</text:p>
          </table:table-cell>
        </table:table-row>
        <table:table-row table:style-name="ro2">
          <table:table-cell/>
          <table:table-cell office:value-type="string">
            <text:p>держать</text:p>
          </table:table-cell>
          <table:table-cell office:value-type="string">
            <text:p>houden, vasthouden</text:p>
          </table:table-cell>
        </table:table-row>
        <table:table-row table:style-name="ro2">
          <table:table-cell/>
          <table:table-cell office:value-type="string">
            <text:p>называть / назвать</text:p>
          </table:table-cell>
          <table:table-cell office:value-type="string">
            <text:p>noemen, labellen, identificeren</text:p>
          </table:table-cell>
        </table:table-row>
        <table:table-row table:style-name="ro2">
          <table:table-cell/>
          <table:table-cell office:value-type="string">
            <text:p>подходить / подойти</text:p>
          </table:table-cell>
          <table:table-cell office:value-type="string">
            <text:p>benaderen, dichtbij komen</text:p>
          </table:table-cell>
        </table:table-row>
        <table:table-row table:style-name="ro2">
          <table:table-cell/>
          <table:table-cell office:value-type="string">
            <text:p>поднимать / поднять</text:p>
          </table:table-cell>
          <table:table-cell office:value-type="string">
            <text:p>optillen, omhoog houden</text:p>
          </table:table-cell>
        </table:table-row>
        <table:table-row table:style-name="ro2">
          <table:table-cell/>
          <table:table-cell office:value-type="string">
            <text:p>бросать / бросить</text:p>
          </table:table-cell>
          <table:table-cell office:value-type="string">
            <text:p>gooien</text:p>
          </table:table-cell>
        </table:table-row>
        <table:table-row table:style-name="ro2">
          <table:table-cell/>
          <table:table-cell office:value-type="string">
            <text:p>посылать / послать</text:p>
          </table:table-cell>
          <table:table-cell office:value-type="string">
            <text:p>zenden, opsturen</text:p>
          </table:table-cell>
        </table:table-row>
        <table:table-row table:style-name="ro2">
          <table:table-cell/>
          <table:table-cell office:value-type="string">
            <text:p>находиться / найтйсь</text:p>
          </table:table-cell>
          <table:table-cell office:value-type="string">
            <text:p>gevonden worden, boven water komen, verschijnen</text:p>
          </table:table-cell>
        </table:table-row>
        <table:table-row table:style-name="ro2">
          <table:table-cell/>
          <table:table-cell office:value-type="string">
            <text:p>ставить / поставить</text:p>
          </table:table-cell>
          <table:table-cell office:value-type="string">
            <text:p>(neer)zetten</text:p>
          </table:table-cell>
        </table:table-row>
        <table:table-row table:style-name="ro2">
          <table:table-cell/>
          <table:table-cell office:value-type="string">
            <text:p>встава'ть / встать</text:p>
          </table:table-cell>
          <table:table-cell office:value-type="string">
            <text:p>opstaan</text:p>
          </table:table-cell>
        </table:table-row>
        <table:table-row table:style-name="ro2">
          <table:table-cell/>
          <table:table-cell office:value-type="string">
            <text:p>играть / поиграть</text:p>
          </table:table-cell>
          <table:table-cell office:value-type="string">
            <text:p>spelen</text:p>
          </table:table-cell>
        </table:table-row>
        <table:table-row table:style-name="ro2">
          <table:table-cell/>
          <table:table-cell office:value-type="string">
            <text:p>следовать / последовать</text:p>
          </table:table-cell>
          <table:table-cell office:value-type="string">
            <text:p>volgen, opvolgen</text:p>
          </table:table-cell>
        </table:table-row>
        <table:table-row table:style-name="ro2">
          <table:table-cell/>
          <table:table-cell office:value-type="string">
            <text:p>расска'зывать / рассказа'ть</text:p>
          </table:table-cell>
          <table:table-cell office:value-type="string">
            <text:p>vertellen</text:p>
          </table:table-cell>
        </table:table-row>
        <table:table-row table:style-name="ro2">
          <table:table-cell/>
          <table:table-cell office:value-type="string">
            <text:p>спать (я сплю, ты спишь, они' спят, verl. t. vrl. спала') / поспать</text:p>
          </table:table-cell>
          <table:table-cell office:value-type="string">
            <text:p>slapen</text:p>
          </table:table-cell>
        </table:table-row>
        <table:table-row table:style-name="ro2">
          <table:table-cell/>
          <table:table-cell office:value-type="string">
            <text:p>оставлять / оставить</text:p>
          </table:table-cell>
          <table:table-cell office:value-type="string">
            <text:p>weggaan, achterlaten</text:p>
          </table:table-cell>
        </table:table-row>
        <table:table-row table:style-name="ro2">
          <table:table-cell/>
          <table:table-cell office:value-type="string">
            <text:p>входить / войти</text:p>
          </table:table-cell>
          <table:table-cell office:value-type="string">
            <text:p>binnengaan, binnenkomen</text:p>
          </table:table-cell>
        </table:table-row>
        <table:table-row table:style-name="ro2">
          <table:table-cell/>
          <table:table-cell office:value-type="string">
            <text:p>молчать / замолчать</text:p>
          </table:table-cell>
          <table:table-cell office:value-type="string">
            <text:p>zwijgen</text:p>
          </table:table-cell>
        </table:table-row>
        <table:table-row table:style-name="ro2">
          <table:table-cell/>
          <table:table-cell office:value-type="string">
            <text:p>останавливаться / остановиться</text:p>
          </table:table-cell>
          <table:table-cell office:value-type="string">
            <text:p>stoppen</text:p>
          </table:table-cell>
        </table:table-row>
        <table:table-row table:style-name="ro2">
          <table:table-cell/>
          <table:table-cell office:value-type="string">
            <text:p>верить / поверить</text:p>
          </table:table-cell>
          <table:table-cell office:value-type="string">
            <text:p>geloven</text:p>
          </table:table-cell>
        </table:table-row>
        <table:table-row table:style-name="ro2">
          <table:table-cell/>
          <table:table-cell office:value-type="string">
            <text:p>являться / явиться</text:p>
          </table:table-cell>
          <table:table-cell office:value-type="string">
            <text:p>verschijnen, dienen al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1/19/2015</text:date>, <text:time>22:5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5-01-19T22:53:23</dc:date>
    <dc:creator>Martijn de Milliano</dc:creator>
    <meta:editing-duration>P62DT8H23M16S</meta:editing-duration>
    <meta:editing-cycles>402</meta:editing-cycles>
    <meta:generator>OpenOffice/4.0.1$Unix OpenOffice.org_project/401m5$Build-9714</meta:generator>
    <meta:document-statistic meta:table-count="1" meta:cell-count="1293" meta:object-count="0"/>
  </office:meta>
</office:document-meta>
</file>